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a52e4f" officeooo:paragraph-rsid="00a52e4f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0200a51" officeooo:paragraph-rsid="00200a51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4pt" fo:font-weight="normal" officeooo:rsid="0161e16d" officeooo:paragraph-rsid="0161e16d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4pt" fo:font-weight="bold" officeooo:rsid="00200a51" officeooo:paragraph-rsid="00200a51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20pt" fo:font-weight="normal" officeooo:rsid="00200a51" officeooo:paragraph-rsid="00200a51" style:font-size-asian="20pt" style:font-weight-asian="normal" style:font-size-complex="20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20pt" fo:font-weight="bold" officeooo:rsid="00200a51" officeooo:paragraph-rsid="00200a51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Liberation Serif" fo:font-size="22pt" fo:font-weight="bold" officeooo:rsid="00200a51" officeooo:paragraph-rsid="00200a51" style:font-size-asian="22pt" style:font-weight-asian="bold" style:font-size-complex="22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22pt" fo:font-style="normal" fo:font-weight="bold" officeooo:rsid="00200a51" officeooo:paragraph-rsid="00200a51" style:font-size-asian="22pt" style:font-style-asian="normal" style:font-weight-asian="bold" style:font-size-complex="22pt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Liberation Serif" fo:font-size="22pt" fo:font-style="normal" fo:font-weight="bold" officeooo:rsid="005ab614" officeooo:paragraph-rsid="005ab614" style:font-size-asian="22pt" style:font-style-asian="normal" style:font-weight-asian="bold" style:font-size-complex="22pt" style:font-style-complex="normal" style:font-weight-complex="bold"/>
    </style:style>
    <style:style style:name="P11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style:font-name="Liberation Serif" fo:font-size="14pt" fo:font-style="italic" fo:font-weight="normal" officeooo:rsid="00200a51" officeooo:paragraph-rsid="00200a51" style:font-size-asian="12.25pt" style:font-style-asian="italic" style:font-weight-asian="normal" style:font-size-complex="14pt" style:font-style-complex="italic" style:font-weight-complex="normal"/>
    </style:style>
    <style:style style:name="P12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style:font-name="Liberation Serif" fo:font-size="14pt" fo:font-style="italic" fo:font-weight="normal" officeooo:rsid="00200a51" officeooo:paragraph-rsid="004415a9" style:font-size-asian="12.25pt" style:font-style-asian="italic" style:font-weight-asian="normal" style:font-size-complex="14pt" style:font-style-complex="italic" style:font-weight-complex="normal"/>
    </style:style>
    <style:style style:name="P13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style:font-name="Liberation Serif" fo:font-size="14pt" fo:font-style="italic" fo:font-weight="normal" officeooo:rsid="00d1d341" officeooo:paragraph-rsid="00d1d341" style:font-size-asian="12.25pt" style:font-style-asian="italic" style:font-weight-asian="normal" style:font-size-complex="14pt" style:font-style-complex="italic" style:font-weight-complex="normal"/>
    </style:style>
    <style:style style:name="P14" style:family="paragraph" style:parent-style-name="Standard">
      <loext:graphic-properties draw:fill="none"/>
      <style:paragraph-properties fo:margin-left="0in" fo:margin-right="0in" fo:text-align="end" style:justify-single-word="false" fo:text-indent="0in" style:auto-text-indent="false" fo:background-color="transparent"/>
      <style:text-properties officeooo:paragraph-rsid="004415a9"/>
    </style:style>
    <style:style style:name="P15" style:family="paragraph" style:parent-style-name="Standard" style:master-page-name="">
      <loext:graphic-properties draw:fill="none"/>
      <style:paragraph-properties fo:margin-left="0.6866in" fo:margin-right="0in" fo:margin-top="0in" fo:margin-bottom="0.0972in" loext:contextual-spacing="false" fo:line-height="100%" fo:text-align="start" style:justify-single-word="false" fo:text-indent="0in" style:auto-text-indent="false" style:page-number="auto" fo:background-color="transparent"/>
      <style:text-properties style:font-name="Liberation Serif" fo:font-size="14pt" fo:font-weight="normal" officeooo:rsid="003485f4" officeooo:paragraph-rsid="00c03dd7" style:font-size-asian="12.25pt" style:font-weight-asian="normal" style:font-size-complex="14pt" style:font-weight-complex="normal"/>
    </style:style>
    <style:style style:name="P16" style:family="paragraph" style:parent-style-name="Text_20_body">
      <loext:graphic-properties draw:fill="none"/>
      <style:paragraph-properties fo:margin-left="0.75in" fo:margin-right="0in" fo:margin-top="0in" fo:margin-bottom="0.0972in" loext:contextual-spacing="false" fo:line-height="100%" fo:text-align="start" style:justify-single-word="false" fo:text-indent="0in" style:auto-text-indent="false" fo:background-color="transparent">
        <style:tab-stops/>
      </style:paragraph-properties>
      <style:text-properties style:font-name="Liberation Serif" fo:font-size="14pt" fo:font-weight="normal" officeooo:rsid="00b3b4fc" officeooo:paragraph-rsid="00b6d15c" style:font-size-asian="12.25pt" style:font-weight-asian="normal" style:font-size-complex="14pt" style:font-weight-complex="normal"/>
    </style:style>
    <style:style style:name="P17" style:family="paragraph" style:parent-style-name="Text_20_body">
      <loext:graphic-properties draw:fill="none"/>
      <style:paragraph-properties fo:margin-left="0.75in" fo:margin-right="0in" fo:margin-top="0in" fo:margin-bottom="0.0972in" loext:contextual-spacing="false" fo:line-height="100%" fo:text-indent="0in" style:auto-text-indent="false" fo:background-color="transparent">
        <style:tab-stops>
          <style:tab-stop style:position="0.4689in"/>
        </style:tab-stops>
      </style:paragraph-properties>
      <style:text-properties officeooo:paragraph-rsid="00e24329"/>
    </style:style>
    <style:style style:name="P18" style:family="paragraph" style:parent-style-name="Standard" style:master-page-name="">
      <loext:graphic-properties draw:fill="none"/>
      <style:paragraph-properties fo:margin-left="0.75in" fo:margin-right="0in" fo:line-height="100%" fo:text-align="start" style:justify-single-word="false" fo:text-indent="0in" style:auto-text-indent="false" style:page-number="auto" fo:background-color="transparent">
        <style:tab-stops>
          <style:tab-stop style:position="0.6665in"/>
        </style:tab-stops>
      </style:paragraph-properties>
      <style:text-properties style:font-name="Liberation Serif" fo:font-size="14pt" fo:font-weight="normal" officeooo:rsid="011b644a" officeooo:paragraph-rsid="011dc429" style:font-size-asian="12.25pt" style:font-weight-asian="normal" style:font-size-complex="14pt" style:font-weight-complex="normal"/>
    </style:style>
    <style:style style:name="P19" style:family="paragraph" style:parent-style-name="Standard" style:master-page-name="">
      <loext:graphic-properties draw:fill="none"/>
      <style:paragraph-properties fo:margin-left="0.75in" fo:margin-right="0in" fo:text-align="start" style:justify-single-word="false" fo:text-indent="0in" style:auto-text-indent="false" style:page-number="auto" fo:background-color="transparent">
        <style:tab-stops/>
      </style:paragraph-properties>
      <style:text-properties style:font-name="Liberation Serif" fo:font-size="14pt" fo:font-weight="normal" officeooo:rsid="011b644a" officeooo:paragraph-rsid="011b644a" style:font-size-asian="12.25pt" style:font-weight-asian="normal" style:font-size-complex="14pt" style:font-weight-complex="normal"/>
    </style:style>
    <style:style style:name="P20" style:family="paragraph" style:parent-style-name="Standard" style:master-page-name="">
      <loext:graphic-properties draw:fill="none"/>
      <style:paragraph-properties fo:margin-left="0.75in" fo:margin-right="0in" fo:text-align="start" style:justify-single-word="false" fo:text-indent="0in" style:auto-text-indent="false" style:page-number="auto" fo:background-color="transparent">
        <style:tab-stops/>
      </style:paragraph-properties>
      <style:text-properties style:font-name="Liberation Serif" fo:font-size="14pt" fo:font-weight="normal" officeooo:rsid="013dd2ea" officeooo:paragraph-rsid="013dd2ea" style:font-size-asian="12.25pt" style:font-weight-asian="normal" style:font-size-complex="14pt" style:font-weight-complex="normal"/>
    </style:style>
    <style:style style:name="P21" style:family="paragraph" style:parent-style-name="Standard">
      <loext:graphic-properties draw:fill="none"/>
      <style:paragraph-properties fo:margin-left="0.75in" fo:margin-right="0in" fo:line-height="100%" fo:text-align="start" style:justify-single-word="false" fo:text-indent="0in" style:auto-text-indent="false" fo:background-color="transparent">
        <style:tab-stops>
          <style:tab-stop style:position="0.6665in"/>
        </style:tab-stops>
      </style:paragraph-properties>
      <style:text-properties style:font-name="Liberation Serif" fo:font-size="14pt" fo:font-weight="normal" officeooo:rsid="0134aa79" officeooo:paragraph-rsid="0134aa79" style:font-size-asian="12.25pt" style:font-weight-asian="normal" style:font-size-complex="14pt" style:font-weight-complex="normal"/>
    </style:style>
    <style:style style:name="P22" style:family="paragraph" style:parent-style-name="Standard" style:master-page-name="Standard">
      <style:paragraph-properties fo:text-align="center" style:justify-single-word="false" style:page-number="auto"/>
      <style:text-properties style:font-name="Liberation Serif" fo:font-size="20pt" fo:font-weight="normal" officeooo:rsid="00200a51" officeooo:paragraph-rsid="00200a51" style:font-size-asian="20pt" style:font-weight-asian="normal" style:font-size-complex="20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4pt" fo:font-weight="normal" officeooo:rsid="002a4141" officeooo:paragraph-rsid="006bdf5a" style:font-size-asian="14pt" style:font-weight-asian="normal" style:font-size-complex="14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4pt" fo:font-weight="normal" officeooo:rsid="002e28f3" officeooo:paragraph-rsid="006bdf5a" style:font-size-asian="14pt" style:font-weight-asian="normal" style:font-size-complex="14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officeooo:paragraph-rsid="002e28f3"/>
    </style:style>
    <style:style style:name="P26" style:family="paragraph" style:parent-style-name="Standard" style:list-style-name="L13">
      <style:paragraph-properties fo:text-align="start" style:justify-single-word="false"/>
      <style:text-properties officeooo:paragraph-rsid="00b8e6e8"/>
    </style:style>
    <style:style style:name="P27" style:family="paragraph" style:parent-style-name="Standard" style:list-style-name="L15">
      <style:paragraph-properties fo:text-align="start" style:justify-single-word="false"/>
      <style:text-properties officeooo:paragraph-rsid="01700adc"/>
    </style:style>
    <style:style style:name="P28" style:family="paragraph" style:parent-style-name="Standard" style:list-style-name="L29">
      <style:paragraph-properties fo:text-align="start" style:justify-single-word="false"/>
      <style:text-properties officeooo:paragraph-rsid="016b7411"/>
    </style:style>
    <style:style style:name="P29" style:family="paragraph" style:parent-style-name="Standard" style:list-style-name="L2">
      <style:paragraph-properties fo:text-align="start" style:justify-single-word="false"/>
      <style:text-properties style:font-name="Liberation Serif" fo:font-size="14pt" fo:font-weight="normal" officeooo:rsid="00507ab6" officeooo:paragraph-rsid="00507ab6" style:font-size-asian="12.25pt" style:font-weight-asian="normal" style:font-size-complex="14pt" style:font-weight-complex="normal"/>
    </style:style>
    <style:style style:name="P30" style:family="paragraph" style:parent-style-name="Standard" style:list-style-name="L2">
      <style:paragraph-properties fo:text-align="start" style:justify-single-word="false"/>
      <style:text-properties style:font-name="Liberation Serif" fo:font-size="14pt" fo:font-weight="normal" officeooo:rsid="00b04dd5" officeooo:paragraph-rsid="00b04dd5" style:font-size-asian="12.25pt" style:font-weight-asian="normal" style:font-size-complex="14pt" style:font-weight-complex="normal"/>
    </style:style>
    <style:style style:name="P31" style:family="paragraph" style:parent-style-name="Standard" style:list-style-name="L2">
      <style:paragraph-properties fo:text-align="start" style:justify-single-word="false"/>
      <style:text-properties style:font-name="Liberation Serif" fo:font-size="14pt" fo:font-weight="normal" officeooo:rsid="005ab614" officeooo:paragraph-rsid="005ab614" style:font-size-asian="12.25pt" style:font-weight-asian="normal" style:font-size-complex="14pt" style:font-weight-complex="normal"/>
    </style:style>
    <style:style style:name="P32" style:family="paragraph" style:parent-style-name="Standard" style:list-style-name="L5">
      <style:paragraph-properties fo:text-align="start" style:justify-single-word="false"/>
      <style:text-properties style:font-name="Liberation Serif" fo:font-size="14pt" fo:font-weight="normal" officeooo:rsid="005ab614" officeooo:paragraph-rsid="008c8482" style:font-size-asian="12.25pt" style:font-weight-asian="normal" style:font-size-complex="14pt" style:font-weight-complex="normal"/>
    </style:style>
    <style:style style:name="P33" style:family="paragraph" style:parent-style-name="Standard" style:list-style-name="L1">
      <style:paragraph-properties fo:text-align="start" style:justify-single-word="false"/>
      <style:text-properties style:font-name="Liberation Serif" fo:font-size="14pt" fo:font-weight="normal" officeooo:rsid="002d37f8" officeooo:paragraph-rsid="002d37f8" style:font-size-asian="12.25pt" style:font-weight-asian="normal" style:font-size-complex="14pt" style:font-weight-complex="normal"/>
    </style:style>
    <style:style style:name="P34" style:family="paragraph" style:parent-style-name="Standard" style:list-style-name="L5">
      <style:paragraph-properties fo:text-align="start" style:justify-single-word="false"/>
      <style:text-properties style:font-name="Liberation Serif" fo:font-size="14pt" fo:font-weight="normal" officeooo:rsid="00577980" officeooo:paragraph-rsid="008c8482" style:font-size-asian="12.25pt" style:font-weight-asian="normal" style:font-size-complex="14pt" style:font-weight-complex="normal"/>
    </style:style>
    <style:style style:name="P35" style:family="paragraph" style:parent-style-name="Standard" style:list-style-name="L6">
      <style:paragraph-properties fo:text-align="start" style:justify-single-word="false"/>
      <style:text-properties style:font-name="Liberation Serif" fo:font-size="14pt" fo:font-weight="normal" officeooo:rsid="002f1463" officeooo:paragraph-rsid="008c8482" style:font-size-asian="12.25pt" style:font-weight-asian="normal" style:font-size-complex="14pt" style:font-weight-complex="normal"/>
    </style:style>
    <style:style style:name="P36" style:family="paragraph" style:parent-style-name="Standard" style:list-style-name="L6">
      <style:paragraph-properties fo:text-align="start" style:justify-single-word="false"/>
      <style:text-properties style:font-name="Liberation Serif" fo:font-size="14pt" fo:font-weight="normal" officeooo:rsid="0063b75c" officeooo:paragraph-rsid="008c8482" style:font-size-asian="12.25pt" style:font-weight-asian="normal" style:font-size-complex="14pt" style:font-weight-complex="normal"/>
    </style:style>
    <style:style style:name="P37" style:family="paragraph" style:parent-style-name="Standard" style:list-style-name="L7">
      <style:paragraph-properties fo:text-align="start" style:justify-single-word="false"/>
      <style:text-properties style:font-name="Liberation Serif" fo:font-size="14pt" fo:font-weight="normal" officeooo:rsid="00bc886d" officeooo:paragraph-rsid="00bc886d" style:font-size-asian="12.25pt" style:font-weight-asian="normal" style:font-size-complex="14pt" style:font-weight-complex="normal"/>
    </style:style>
    <style:style style:name="P38" style:family="paragraph" style:parent-style-name="Standard" style:list-style-name="L8">
      <style:paragraph-properties fo:text-align="start" style:justify-single-word="false"/>
      <style:text-properties style:font-name="Liberation Serif" fo:font-size="14pt" fo:font-weight="normal" officeooo:rsid="00bc886d" officeooo:paragraph-rsid="00bc886d" style:font-size-asian="12.25pt" style:font-weight-asian="normal" style:font-size-complex="14pt" style:font-weight-complex="normal"/>
    </style:style>
    <style:style style:name="P39" style:family="paragraph" style:parent-style-name="Standard" style:list-style-name="L9">
      <style:paragraph-properties fo:text-align="start" style:justify-single-word="false"/>
      <style:text-properties style:font-name="Liberation Serif" fo:font-size="14pt" fo:font-weight="normal" officeooo:rsid="00bc886d" officeooo:paragraph-rsid="0178c48e" style:font-size-asian="12.25pt" style:font-weight-asian="normal" style:font-size-complex="14pt" style:font-weight-complex="normal"/>
    </style:style>
    <style:style style:name="P40" style:family="paragraph" style:parent-style-name="Standard" style:list-style-name="L8">
      <style:paragraph-properties fo:text-align="start" style:justify-single-word="false"/>
      <style:text-properties style:font-name="Liberation Serif" fo:font-size="14pt" fo:font-weight="normal" officeooo:rsid="00e9fc68" officeooo:paragraph-rsid="00e9fc68" style:font-size-asian="12.25pt" style:font-weight-asian="normal" style:font-size-complex="14pt" style:font-weight-complex="normal"/>
    </style:style>
    <style:style style:name="P41" style:family="paragraph" style:parent-style-name="Standard" style:list-style-name="L29">
      <style:paragraph-properties fo:text-align="start" style:justify-single-word="false"/>
      <style:text-properties style:font-name="Liberation Serif" fo:font-size="14pt" fo:font-weight="normal" officeooo:rsid="003bcca1" officeooo:paragraph-rsid="017027e4" style:font-size-asian="12.25pt" style:font-weight-asian="normal" style:font-size-complex="14pt" style:font-weight-complex="normal"/>
    </style:style>
    <style:style style:name="P42" style:family="paragraph" style:parent-style-name="Standard" style:list-style-name="L22">
      <style:paragraph-properties fo:line-height="100%" fo:text-align="start" style:justify-single-word="false"/>
      <style:text-properties style:font-name="Liberation Serif" fo:font-size="14pt" fo:font-weight="normal" officeooo:rsid="003e16f4" officeooo:paragraph-rsid="011b644a" style:font-size-asian="12.25pt" style:font-weight-asian="normal" style:font-size-complex="14pt" style:font-weight-complex="normal"/>
    </style:style>
    <style:style style:name="P43" style:family="paragraph" style:parent-style-name="Standard" style:list-style-name="L22">
      <style:paragraph-properties fo:line-height="100%" fo:text-align="start" style:justify-single-word="false"/>
      <style:text-properties style:font-name="Liberation Serif" fo:font-size="14pt" fo:font-weight="normal" officeooo:rsid="011b644a" officeooo:paragraph-rsid="011b644a" style:font-size-asian="12.25pt" style:font-weight-asian="normal" style:font-size-complex="14pt" style:font-weight-complex="normal"/>
    </style:style>
    <style:style style:name="P44" style:family="paragraph" style:parent-style-name="Standard" style:list-style-name="L24">
      <loext:graphic-properties draw:fill="none"/>
      <style:paragraph-properties fo:text-align="start" style:justify-single-word="false" fo:background-color="transparent">
        <style:tab-stops/>
      </style:paragraph-properties>
      <style:text-properties style:font-name="Liberation Serif" fo:font-size="14pt" fo:font-weight="normal" officeooo:rsid="011b644a" officeooo:paragraph-rsid="011b644a" style:font-size-asian="12.25pt" style:font-weight-asian="normal" style:font-size-complex="14pt" style:font-weight-complex="normal"/>
    </style:style>
    <style:style style:name="P45" style:family="paragraph" style:parent-style-name="Standard" style:list-style-name="L22">
      <style:paragraph-properties fo:line-height="100%" fo:text-align="start" style:justify-single-word="false"/>
      <style:text-properties style:font-name="Liberation Serif" fo:font-size="14pt" fo:font-weight="normal" officeooo:rsid="00b6d15c" officeooo:paragraph-rsid="011b644a" style:font-size-asian="12.25pt" style:font-weight-asian="normal" style:font-size-complex="14pt" style:font-weight-complex="normal"/>
    </style:style>
    <style:style style:name="P46" style:family="paragraph" style:parent-style-name="Standard" style:list-style-name="L22">
      <style:paragraph-properties fo:text-align="start" style:justify-single-word="false"/>
      <style:text-properties style:font-name="Liberation Serif" fo:font-size="14pt" fo:font-weight="normal" officeooo:rsid="00bdad00" officeooo:paragraph-rsid="01149baf" style:font-size-asian="12.25pt" style:font-weight-asian="normal" style:font-size-complex="14pt" style:font-weight-complex="normal"/>
    </style:style>
    <style:style style:name="P47" style:family="paragraph" style:parent-style-name="Standard" style:list-style-name="L22">
      <style:paragraph-properties fo:text-align="start" style:justify-single-word="false"/>
      <style:text-properties style:font-name="Liberation Serif" fo:font-size="14pt" fo:font-weight="normal" officeooo:rsid="012729b2" officeooo:paragraph-rsid="00b6d15c" style:font-size-asian="12.25pt" style:font-weight-asian="normal" style:font-size-complex="14pt" style:font-weight-complex="normal"/>
    </style:style>
    <style:style style:name="P48" style:family="paragraph" style:parent-style-name="Standard" style:list-style-name="L22">
      <style:paragraph-properties fo:text-align="start" style:justify-single-word="false"/>
      <style:text-properties style:font-name="Liberation Serif" fo:font-size="14pt" fo:font-weight="normal" officeooo:rsid="0115595f" officeooo:paragraph-rsid="0117022c" style:font-size-asian="12.25pt" style:font-weight-asian="normal" style:font-size-complex="14pt" style:font-weight-complex="normal"/>
    </style:style>
    <style:style style:name="P49" style:family="paragraph" style:parent-style-name="Standard" style:list-style-name="L22">
      <style:paragraph-properties fo:text-align="start" style:justify-single-word="false"/>
      <style:text-properties style:font-name="Liberation Serif" fo:font-size="14pt" fo:font-weight="normal" officeooo:rsid="0115595f" officeooo:paragraph-rsid="0115595f" style:font-size-asian="12.25pt" style:font-weight-asian="normal" style:font-size-complex="14pt" style:font-weight-complex="normal"/>
    </style:style>
    <style:style style:name="P50" style:family="paragraph" style:parent-style-name="Standard" style:list-style-name="L25">
      <loext:graphic-properties draw:fill="none"/>
      <style:paragraph-properties fo:text-align="start" style:justify-single-word="false" fo:background-color="transparent">
        <style:tab-stops/>
      </style:paragraph-properties>
      <style:text-properties style:font-name="Liberation Serif" fo:font-size="14pt" fo:font-weight="normal" officeooo:rsid="013dd2ea" officeooo:paragraph-rsid="013dd2ea" style:font-size-asian="12.25pt" style:font-weight-asian="normal" style:font-size-complex="14pt" style:font-weight-complex="normal"/>
    </style:style>
    <style:style style:name="P51" style:family="paragraph" style:parent-style-name="Standard">
      <loext:graphic-properties draw:fill="none"/>
      <style:paragraph-properties fo:text-align="start" style:justify-single-word="false" fo:background-color="transparent">
        <style:tab-stops/>
      </style:paragraph-properties>
      <style:text-properties style:font-name="Liberation Serif" fo:font-size="14pt" fo:font-weight="normal" officeooo:rsid="013dd2ea" officeooo:paragraph-rsid="013dd2ea" style:font-size-asian="12.25pt" style:font-weight-asian="normal" style:font-size-complex="14pt" style:font-weight-complex="normal"/>
    </style:style>
    <style:style style:name="P52" style:family="paragraph" style:parent-style-name="Standard" style:list-style-name="L1">
      <style:paragraph-properties fo:text-align="start" style:justify-single-word="false"/>
      <style:text-properties style:font-name="Liberation Serif" fo:font-size="14pt" fo:font-weight="normal" officeooo:rsid="004f4042" officeooo:paragraph-rsid="006f0339" style:font-size-asian="14pt" style:font-weight-asian="normal" style:font-size-complex="14pt" style:font-weight-complex="normal"/>
    </style:style>
    <style:style style:name="P53" style:family="paragraph" style:parent-style-name="Standard" style:list-style-name="L3">
      <loext:graphic-properties draw:fill="none"/>
      <style:paragraph-properties fo:text-align="start" style:justify-single-word="false" fo:background-color="transparent"/>
      <style:text-properties style:font-name="Liberation Serif" fo:font-size="14pt" fo:font-weight="normal" officeooo:rsid="013c161b" officeooo:paragraph-rsid="013c161b" style:font-size-asian="14pt" style:font-weight-asian="normal" style:font-size-complex="14pt" style:font-weight-complex="normal"/>
    </style:style>
    <style:style style:name="P54" style:family="paragraph" style:parent-style-name="Standard" style:list-style-name="L30">
      <style:paragraph-properties fo:text-align="start" style:justify-single-word="false"/>
      <style:text-properties style:font-name="Liberation Serif" fo:font-size="14pt" fo:font-weight="normal" officeooo:rsid="003a3488" officeooo:paragraph-rsid="016cad2b" style:font-size-asian="14pt" style:font-weight-asian="normal" style:font-size-complex="14pt" style:font-weight-complex="normal"/>
    </style:style>
    <style:style style:name="P55" style:family="paragraph" style:parent-style-name="Standard" style:list-style-name="L30">
      <style:paragraph-properties fo:line-height="100%" fo:text-align="start" style:justify-single-word="false"/>
      <style:text-properties style:font-name="Liberation Serif" fo:font-size="14pt" fo:font-weight="normal" officeooo:rsid="003a3488" officeooo:paragraph-rsid="016cad2b" style:font-size-asian="14pt" style:font-weight-asian="normal" style:font-size-complex="14pt" style:font-weight-complex="normal"/>
    </style:style>
    <style:style style:name="P56" style:family="paragraph" style:parent-style-name="Standard" style:list-style-name="L1" style:master-page-name="">
      <loext:graphic-properties draw:fill="none"/>
      <style:paragraph-properties fo:margin-left="1in" fo:margin-right="0in" fo:text-align="start" style:justify-single-word="false" fo:text-indent="-0.25in" style:auto-text-indent="false" style:page-number="auto" fo:background-color="transparent"/>
      <style:text-properties style:font-name="Liberation Serif" fo:font-size="14pt" fo:font-weight="normal" officeooo:rsid="0058a7ba" officeooo:paragraph-rsid="006f0339" style:font-size-asian="14pt" style:font-weight-asian="normal" style:font-size-complex="14pt" style:font-weight-complex="normal"/>
    </style:style>
    <style:style style:name="P57" style:family="paragraph" style:parent-style-name="Standard" style:list-style-name="L1">
      <loext:graphic-properties draw:fill="none"/>
      <style:paragraph-properties fo:margin-left="1in" fo:margin-right="0in" fo:text-align="start" style:justify-single-word="false" fo:text-indent="-0.25in" style:auto-text-indent="false" fo:background-color="transparent"/>
      <style:text-properties style:font-name="Liberation Serif" fo:font-size="14pt" fo:font-weight="normal" officeooo:rsid="013934b6" officeooo:paragraph-rsid="013934b6" style:font-size-asian="14pt" style:font-weight-asian="normal" style:font-size-complex="14pt" style:font-weight-complex="normal"/>
    </style:style>
    <style:style style:name="P58" style:family="paragraph" style:parent-style-name="Standard" style:list-style-name="L4" style:master-page-name="">
      <loext:graphic-properties draw:fill="none"/>
      <style:paragraph-properties fo:text-align="start" style:justify-single-word="false" style:page-number="auto" fo:background-color="transparent"/>
      <style:text-properties officeooo:paragraph-rsid="013c161b"/>
    </style:style>
    <style:style style:name="P59" style:family="paragraph" style:parent-style-name="Standard" style:list-style-name="L23" style:master-page-name="">
      <loext:graphic-properties draw:fill="none"/>
      <style:paragraph-properties fo:text-align="start" style:justify-single-word="false" style:page-number="auto" fo:background-color="transparent">
        <style:tab-stops/>
      </style:paragraph-properties>
      <style:text-properties style:font-name="Liberation Serif" fo:font-size="14pt" fo:font-weight="normal" officeooo:rsid="0115595f" officeooo:paragraph-rsid="0121024a" style:font-size-asian="12.25pt" style:font-weight-asian="normal" style:font-size-complex="14pt" style:font-weight-complex="normal"/>
    </style:style>
    <style:style style:name="P60" style:family="paragraph" style:parent-style-name="Standard" style:list-style-name="L22" style:master-page-name="">
      <loext:graphic-properties draw:fill="none"/>
      <style:paragraph-properties fo:margin-left="0.75in" fo:margin-right="0in" fo:text-align="start" style:justify-single-word="false" fo:text-indent="-0.25in" style:auto-text-indent="false" style:page-number="auto" fo:background-color="transparent">
        <style:tab-stops>
          <style:tab-stop style:position="-0.1874in"/>
        </style:tab-stops>
      </style:paragraph-properties>
      <style:text-properties style:font-name="Liberation Serif" fo:font-size="14pt" fo:font-weight="normal" officeooo:rsid="0115595f" officeooo:paragraph-rsid="0115595f" style:font-size-asian="12.25pt" style:font-weight-asian="normal" style:font-size-complex="14pt" style:font-weight-complex="normal"/>
    </style:style>
    <style:style style:name="P61" style:family="paragraph" style:parent-style-name="Standard" style:list-style-name="L26" style:master-page-name="">
      <loext:graphic-properties draw:fill="none"/>
      <style:paragraph-properties fo:margin-left="0.75in" fo:margin-right="0in" fo:text-align="start" style:justify-single-word="false" fo:text-indent="-0.25in" style:auto-text-indent="false" style:page-number="auto" fo:background-color="transparent">
        <style:tab-stops/>
      </style:paragraph-properties>
      <style:text-properties style:font-name="Liberation Serif" fo:font-size="14pt" fo:font-weight="normal" officeooo:rsid="0117022c" officeooo:paragraph-rsid="0117022c" style:font-size-asian="12.25pt" style:font-weight-asian="normal" style:font-size-complex="14pt" style:font-weight-complex="normal"/>
    </style:style>
    <style:style style:name="P62" style:family="paragraph" style:parent-style-name="Standard" style:list-style-name="L26" style:master-page-name="">
      <loext:graphic-properties draw:fill="none"/>
      <style:paragraph-properties fo:margin-left="1.25in" fo:margin-right="0in" fo:text-align="start" style:justify-single-word="false" fo:text-indent="-0.25in" style:auto-text-indent="false" style:page-number="auto" fo:background-color="transparent">
        <style:tab-stops/>
      </style:paragraph-properties>
      <style:text-properties style:font-name="Liberation Serif" fo:font-size="14pt" fo:font-weight="normal" officeooo:rsid="0117022c" officeooo:paragraph-rsid="0117022c" style:font-size-asian="12.25pt" style:font-weight-asian="normal" style:font-size-complex="14pt" style:font-weight-complex="normal"/>
    </style:style>
    <style:style style:name="P63" style:family="paragraph" style:parent-style-name="Standard" style:list-style-name="L15" style:master-page-name="">
      <loext:graphic-properties draw:fill="none"/>
      <style:paragraph-properties fo:margin-left="0.75in" fo:margin-right="0in" fo:margin-top="0in" fo:margin-bottom="0.0972in" loext:contextual-spacing="false" fo:line-height="100%" fo:text-align="start" style:justify-single-word="false" fo:text-indent="0in" style:auto-text-indent="false" style:page-number="auto" fo:background-color="transparent"/>
      <style:text-properties fo:font-size="14pt" officeooo:rsid="00b99eff" officeooo:paragraph-rsid="016eddc2" style:font-size-asian="12.25pt" style:font-size-complex="14pt"/>
    </style:style>
    <style:style style:name="P64" style:family="paragraph" style:parent-style-name="Standard" style:list-style-name="L34" style:master-page-name="">
      <loext:graphic-properties draw:fill="none"/>
      <style:paragraph-properties fo:margin-left="0.75in" fo:margin-right="0in" fo:text-align="start" style:justify-single-word="false" fo:text-indent="0in" style:auto-text-indent="false" style:page-number="auto" fo:background-color="transparent">
        <style:tab-stops/>
      </style:paragraph-properties>
      <style:text-properties style:font-name="Liberation Serif" fo:font-size="14pt" fo:font-weight="normal" officeooo:rsid="0037faaf" officeooo:paragraph-rsid="0180e56b" style:font-size-asian="12.25pt" style:font-weight-asian="normal" style:font-size-complex="14pt" style:font-weight-complex="normal"/>
    </style:style>
    <style:style style:name="P65" style:family="paragraph" style:parent-style-name="Standard" style:list-style-name="L30">
      <loext:graphic-properties draw:fill="none"/>
      <style:paragraph-properties fo:margin-top="0in" fo:margin-bottom="0.0972in" loext:contextual-spacing="false" fo:line-height="100%" fo:text-align="start" style:justify-single-word="false" fo:background-color="transparent">
        <style:tab-stops>
          <style:tab-stop style:position="0.5626in"/>
          <style:tab-stop style:position="0.9374in"/>
        </style:tab-stops>
      </style:paragraph-properties>
      <style:text-properties officeooo:rsid="003a3488" officeooo:paragraph-rsid="016cad2b"/>
    </style:style>
    <style:style style:name="P66" style:family="paragraph" style:parent-style-name="Standard" style:list-style-name="L29" style:master-page-name="">
      <style:paragraph-properties fo:text-align="start" style:justify-single-word="false" style:page-number="auto"/>
      <style:text-properties style:font-name="Liberation Serif" fo:font-size="14pt" fo:font-weight="normal" officeooo:rsid="00b994c8" officeooo:paragraph-rsid="016b7411" style:font-size-asian="12.25pt" style:font-weight-asian="normal" style:font-size-complex="14pt" style:font-weight-complex="normal"/>
    </style:style>
    <style:style style:name="P67" style:family="paragraph" style:parent-style-name="Standard" style:list-style-name="L33" style:master-page-name="">
      <loext:graphic-properties draw:fill="none"/>
      <style:paragraph-properties fo:margin-left="0.75in" fo:margin-right="0in" fo:margin-top="0in" fo:margin-bottom="0.0972in" loext:contextual-spacing="false" fo:line-height="100%" fo:text-align="start" style:justify-single-word="false" fo:text-indent="0in" style:auto-text-indent="false" style:page-number="auto" fo:background-color="transparent"/>
      <style:text-properties style:font-name="Liberation Serif" fo:font-size="14pt" fo:font-weight="normal" officeooo:rsid="017398b0" officeooo:paragraph-rsid="017398b0" style:font-size-asian="12.25pt" style:font-weight-asian="normal" style:font-size-complex="14pt" style:font-weight-complex="normal"/>
    </style:style>
    <style:style style:name="P68" style:family="paragraph" style:parent-style-name="Standard" style:master-page-name="">
      <loext:graphic-properties draw:fill="none"/>
      <style:paragraph-properties fo:margin-left="0.6866in" fo:margin-right="0in" fo:margin-top="0in" fo:margin-bottom="0.0972in" loext:contextual-spacing="false" fo:line-height="120%" fo:text-align="start" style:justify-single-word="false" fo:text-indent="0in" style:auto-text-indent="false" style:page-number="auto" fo:background-color="transparent">
        <style:tab-stops>
          <style:tab-stop style:position="0.6909in"/>
        </style:tab-stops>
      </style:paragraph-properties>
      <style:text-properties style:font-name="Liberation Serif" fo:font-size="14pt" fo:font-weight="normal" officeooo:rsid="00ce0aa8" officeooo:paragraph-rsid="018310dd" style:font-size-asian="12.25pt" style:font-weight-asian="normal" style:font-size-complex="14pt" style:font-weight-complex="normal"/>
    </style:style>
    <style:style style:name="P69" style:family="paragraph" style:parent-style-name="Standard" style:list-style-name="L21" style:master-page-name="">
      <loext:graphic-properties draw:fill="none"/>
      <style:paragraph-properties fo:margin-left="0.6866in" fo:margin-right="0in" fo:text-align="start" style:justify-single-word="false" fo:text-indent="0in" style:auto-text-indent="false" style:page-number="auto" fo:background-color="transparent"/>
      <style:text-properties style:font-name="Liberation Serif" fo:font-size="14pt" fo:font-weight="normal" officeooo:rsid="00ce0aa8" officeooo:paragraph-rsid="013dbcf6" style:font-size-asian="12.25pt" style:font-weight-asian="normal" style:font-size-complex="14pt" style:font-weight-complex="normal"/>
    </style:style>
    <style:style style:name="P70" style:family="paragraph" style:parent-style-name="Standard" style:list-style-name="L19" style:master-page-name="">
      <loext:graphic-properties draw:fill="none"/>
      <style:paragraph-properties fo:margin-left="0.6866in" fo:margin-right="0in" fo:line-height="100%" fo:text-align="start" style:justify-single-word="false" fo:text-indent="-0.25in" style:auto-text-indent="false" style:page-number="auto" fo:background-color="transparent"/>
      <style:text-properties style:font-name="Liberation Serif" fo:font-size="14pt" fo:font-weight="normal" officeooo:rsid="003e527f" officeooo:paragraph-rsid="00f576db" style:font-size-asian="12.25pt" style:font-weight-asian="normal" style:font-size-complex="14pt" style:font-weight-complex="normal"/>
    </style:style>
    <style:style style:name="P71" style:family="paragraph" style:parent-style-name="Text_20_body" style:master-page-name="">
      <loext:graphic-properties draw:fill="none"/>
      <style:paragraph-properties fo:margin-left="0.75in" fo:margin-right="0in" fo:margin-top="0in" fo:margin-bottom="0.0972in" loext:contextual-spacing="false" fo:line-height="100%" fo:text-indent="0in" style:auto-text-indent="false" style:page-number="auto" fo:background-color="transparent"/>
      <style:text-properties fo:font-size="14pt" officeooo:rsid="00b54da9" officeooo:paragraph-rsid="00b54da9" style:font-size-asian="12.25pt" style:font-size-complex="14pt"/>
    </style:style>
    <style:style style:name="P72" style:family="paragraph" style:parent-style-name="Text_20_body" style:master-page-name="">
      <loext:graphic-properties draw:fill="none"/>
      <style:paragraph-properties fo:margin-left="0.75in" fo:margin-right="0in" fo:margin-top="0in" fo:margin-bottom="0.0972in" loext:contextual-spacing="false" fo:line-height="100%" fo:text-indent="0in" style:auto-text-indent="false" style:page-number="auto" fo:background-color="transparent">
        <style:tab-stops>
          <style:tab-stop style:position="0.75in"/>
        </style:tab-stops>
      </style:paragraph-properties>
      <style:text-properties fo:font-size="14pt" officeooo:rsid="00b8e6e8" officeooo:paragraph-rsid="016b7411" style:font-size-asian="14pt" style:font-size-complex="14pt"/>
    </style:style>
    <style:style style:name="P73" style:family="paragraph" style:parent-style-name="Text_20_body" style:master-page-name="">
      <loext:graphic-properties draw:fill="none"/>
      <style:paragraph-properties fo:margin-left="0.75in" fo:margin-right="0in" fo:margin-top="0in" fo:margin-bottom="0.0972in" loext:contextual-spacing="false" fo:line-height="100%" fo:text-indent="0in" style:auto-text-indent="false" style:page-number="auto" fo:background-color="transparent">
        <style:tab-stops>
          <style:tab-stop style:position="0.75in"/>
        </style:tab-stops>
      </style:paragraph-properties>
      <style:text-properties fo:font-size="14pt" officeooo:rsid="00b8e6e8" officeooo:paragraph-rsid="016bc8f9" style:font-size-asian="14pt" style:font-size-complex="14pt"/>
    </style:style>
    <style:style style:name="P74" style:family="paragraph" style:parent-style-name="Text_20_body" style:master-page-name="">
      <loext:graphic-properties draw:fill="none"/>
      <style:paragraph-properties fo:margin-left="0.75in" fo:margin-right="0in" fo:margin-top="0in" fo:margin-bottom="0.0972in" loext:contextual-spacing="false" fo:line-height="100%" fo:text-indent="0in" style:auto-text-indent="false" style:page-number="auto" fo:background-color="transparent">
        <style:tab-stops>
          <style:tab-stop style:position="0.4689in"/>
        </style:tab-stops>
      </style:paragraph-properties>
      <style:text-properties officeooo:paragraph-rsid="016cad2b"/>
    </style:style>
    <style:style style:name="P75" style:family="paragraph" style:parent-style-name="Text_20_body" style:master-page-name="">
      <loext:graphic-properties draw:fill="none"/>
      <style:paragraph-properties fo:margin-left="0.75in" fo:margin-right="0in" fo:margin-top="0in" fo:margin-bottom="0.0972in" loext:contextual-spacing="false" fo:line-height="100%" fo:text-indent="0in" style:auto-text-indent="false" style:page-number="auto" fo:background-color="transparent">
        <style:tab-stops/>
      </style:paragraph-properties>
      <style:text-properties officeooo:paragraph-rsid="016cad2b"/>
    </style:style>
    <style:style style:name="P76" style:family="paragraph" style:parent-style-name="Text_20_body" style:master-page-name="">
      <loext:graphic-properties draw:fill="none"/>
      <style:paragraph-properties fo:margin-left="0.75in" fo:margin-right="0in" fo:margin-top="0in" fo:margin-bottom="0.0972in" loext:contextual-spacing="false" fo:line-height="100%" fo:text-indent="0in" style:auto-text-indent="false" style:page-number="auto" fo:background-color="transparent"/>
      <style:text-properties fo:font-size="14pt" officeooo:rsid="00b8e6e8" officeooo:paragraph-rsid="01700adc" style:font-size-asian="14pt" style:font-size-complex="14pt"/>
    </style:style>
    <style:style style:name="P77" style:family="paragraph" style:parent-style-name="Text_20_body" style:master-page-name="">
      <loext:graphic-properties draw:fill="none"/>
      <style:paragraph-properties fo:margin-left="0.75in" fo:margin-right="0in" fo:margin-top="0in" fo:margin-bottom="0.0972in" loext:contextual-spacing="false" fo:line-height="100%" fo:text-indent="0in" style:auto-text-indent="false" style:page-number="auto" fo:background-color="transparent">
        <style:tab-stops/>
      </style:paragraph-properties>
      <style:text-properties fo:font-size="14pt" officeooo:rsid="016eddc2" officeooo:paragraph-rsid="016eddc2" style:font-size-asian="12.25pt" style:font-size-complex="14pt"/>
    </style:style>
    <style:style style:name="P78" style:family="paragraph" style:parent-style-name="Text_20_body" style:master-page-name="">
      <loext:graphic-properties draw:fill="none"/>
      <style:paragraph-properties fo:margin-left="0.75in" fo:margin-right="0in" fo:margin-top="0in" fo:margin-bottom="0.0972in" loext:contextual-spacing="false" fo:line-height="100%" fo:text-indent="0in" style:auto-text-indent="false" style:page-number="auto" fo:background-color="transparent"/>
      <style:text-properties fo:font-size="14pt" officeooo:rsid="016d0351" officeooo:paragraph-rsid="016d0351" style:font-size-asian="12.25pt" style:font-size-complex="14pt"/>
    </style:style>
    <style:style style:name="P79" style:family="paragraph" style:parent-style-name="Text_20_body" style:master-page-name="">
      <loext:graphic-properties draw:fill="none"/>
      <style:paragraph-properties fo:margin-left="0.75in" fo:margin-right="0in" fo:margin-top="0in" fo:margin-bottom="0.0972in" loext:contextual-spacing="false" fo:line-height="100%" fo:text-indent="0in" style:auto-text-indent="false" style:page-number="auto" fo:background-color="transparent"/>
      <style:text-properties fo:font-size="14pt" officeooo:rsid="0178c48e" officeooo:paragraph-rsid="0178c48e" style:font-size-asian="12.25pt" style:font-size-complex="14pt"/>
    </style:style>
    <style:style style:name="P80" style:family="paragraph" style:parent-style-name="Text_20_body" style:master-page-name="">
      <loext:graphic-properties draw:fill="none"/>
      <style:paragraph-properties fo:margin-left="0.6866in" fo:margin-right="0in" fo:margin-top="0in" fo:margin-bottom="0.0972in" loext:contextual-spacing="false" fo:line-height="100%" fo:text-indent="0in" style:auto-text-indent="false" style:page-number="auto" fo:background-color="transparent">
        <style:tab-stops>
          <style:tab-stop style:position="0.75in"/>
        </style:tab-stops>
      </style:paragraph-properties>
      <style:text-properties officeooo:paragraph-rsid="016eddc2"/>
    </style:style>
    <style:style style:name="P81" style:family="paragraph" style:parent-style-name="Text_20_body" style:master-page-name="">
      <loext:graphic-properties draw:fill="none"/>
      <style:paragraph-properties fo:margin-left="0.6866in" fo:margin-right="0in" fo:margin-top="0in" fo:margin-bottom="0.0972in" loext:contextual-spacing="false" fo:line-height="100%" fo:text-indent="0in" style:auto-text-indent="false" style:page-number="auto" fo:background-color="transparent"/>
      <style:text-properties fo:font-size="14pt" officeooo:rsid="0171c7d7" officeooo:paragraph-rsid="0171c7d7" style:font-size-asian="12.25pt" style:font-size-complex="14pt"/>
    </style:style>
    <style:style style:name="P82" style:family="paragraph" style:parent-style-name="Text_20_body" style:master-page-name="">
      <loext:graphic-properties draw:fill="none"/>
      <style:paragraph-properties fo:margin-left="0.6866in" fo:margin-right="0in" fo:margin-top="0in" fo:margin-bottom="0.0972in" loext:contextual-spacing="false" fo:line-height="100%" fo:text-indent="0in" style:auto-text-indent="false" style:page-number="auto" fo:background-color="transparent">
        <style:tab-stops/>
      </style:paragraph-properties>
      <style:text-properties officeooo:rsid="00b3b4fc" officeooo:paragraph-rsid="00d33551"/>
    </style:style>
    <style:style style:name="P83" style:family="paragraph" style:parent-style-name="Text_20_body" style:master-page-name="">
      <loext:graphic-properties draw:fill="none"/>
      <style:paragraph-properties fo:margin-left="0.6866in" fo:margin-right="0in" fo:margin-top="0in" fo:margin-bottom="0.0972in" loext:contextual-spacing="false" fo:line-height="120%" fo:text-indent="0in" style:auto-text-indent="false" style:page-number="auto" fo:background-color="transparent">
        <style:tab-stops>
          <style:tab-stop style:position="0.6874in"/>
        </style:tab-stops>
      </style:paragraph-properties>
      <style:text-properties fo:font-size="14pt" officeooo:rsid="016cad2b" officeooo:paragraph-rsid="016cad2b" style:font-size-asian="12.25pt" style:font-size-complex="14pt"/>
    </style:style>
    <style:style style:name="P84" style:family="paragraph" style:parent-style-name="Heading_20_1">
      <style:text-properties officeooo:rsid="005ab614" officeooo:paragraph-rsid="005ab614"/>
    </style:style>
    <style:style style:name="P85" style:family="paragraph" style:parent-style-name="Heading_20_1">
      <style:text-properties officeooo:paragraph-rsid="004f4042"/>
    </style:style>
    <style:style style:name="P86" style:family="paragraph" style:parent-style-name="Heading_20_1">
      <style:text-properties style:text-underline-style="solid" style:text-underline-width="auto" style:text-underline-color="font-color" officeooo:paragraph-rsid="005ab614"/>
    </style:style>
    <style:style style:name="P87" style:family="paragraph" style:parent-style-name="Heading_20_2">
      <style:text-properties officeooo:rsid="00c03dd7" officeooo:paragraph-rsid="00c03dd7"/>
    </style:style>
    <style:style style:name="P88" style:family="paragraph" style:parent-style-name="Heading_20_2">
      <style:text-properties officeooo:paragraph-rsid="00bca994"/>
    </style:style>
    <style:style style:name="P89" style:family="paragraph" style:parent-style-name="Heading_20_2">
      <style:text-properties officeooo:rsid="00b768eb" officeooo:paragraph-rsid="016b7411"/>
    </style:style>
    <style:style style:name="P90" style:family="paragraph" style:parent-style-name="Heading_20_2">
      <style:text-properties officeooo:rsid="007169fa" officeooo:paragraph-rsid="007169fa"/>
    </style:style>
    <style:style style:name="P91" style:family="paragraph" style:parent-style-name="Heading_20_2">
      <style:text-properties officeooo:rsid="00b1d227" officeooo:paragraph-rsid="00c41e12"/>
    </style:style>
    <style:style style:name="P92" style:family="paragraph" style:parent-style-name="Heading_20_2">
      <style:text-properties officeooo:rsid="016b7411" officeooo:paragraph-rsid="016b7411"/>
    </style:style>
    <style:style style:name="P93" style:family="paragraph" style:parent-style-name="Heading_20_2">
      <style:text-properties officeooo:paragraph-rsid="016b7411"/>
    </style:style>
    <style:style style:name="P94" style:family="paragraph" style:parent-style-name="Heading_20_2">
      <style:text-properties officeooo:rsid="016b9774" officeooo:paragraph-rsid="016b9774"/>
    </style:style>
    <style:style style:name="P95" style:family="paragraph" style:parent-style-name="Heading_20_2">
      <style:text-properties officeooo:rsid="016cad2b" officeooo:paragraph-rsid="016cad2b"/>
    </style:style>
    <style:style style:name="P96" style:family="paragraph" style:parent-style-name="Heading_20_2">
      <style:text-properties officeooo:rsid="016eddc2" officeooo:paragraph-rsid="016eddc2"/>
    </style:style>
    <style:style style:name="P97" style:family="paragraph" style:parent-style-name="Heading_20_2">
      <style:text-properties officeooo:rsid="016eddc2" officeooo:paragraph-rsid="0171c7d7"/>
    </style:style>
    <style:style style:name="P98" style:family="paragraph" style:parent-style-name="Heading_20_2">
      <style:text-properties officeooo:rsid="0171c7d7" officeooo:paragraph-rsid="0171c7d7"/>
    </style:style>
    <style:style style:name="P99" style:family="paragraph" style:parent-style-name="Heading_20_2">
      <style:text-properties officeooo:rsid="0178c48e" officeooo:paragraph-rsid="0178c48e"/>
    </style:style>
    <style:style style:name="P100" style:family="paragraph" style:parent-style-name="Heading_20_2" style:master-page-name="">
      <style:paragraph-properties style:page-number="auto"/>
    </style:style>
    <style:style style:name="P101" style:family="paragraph" style:parent-style-name="Heading_20_2" style:master-page-name="">
      <style:paragraph-properties style:page-number="auto"/>
      <style:text-properties officeooo:rsid="00b36300" officeooo:paragraph-rsid="00b6d15c"/>
    </style:style>
    <style:style style:name="P102" style:family="paragraph" style:parent-style-name="Heading_20_2" style:master-page-name="">
      <style:paragraph-properties style:page-number="auto"/>
      <style:text-properties officeooo:rsid="018310dd" officeooo:paragraph-rsid="018310dd"/>
    </style:style>
    <style:style style:name="P103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04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T1" style:family="text">
      <style:text-properties style:font-name="Liberation Serif" fo:font-size="14pt" fo:font-weight="normal" officeooo:rsid="002b7649" style:font-size-asian="12.25pt" style:font-weight-asian="normal" style:font-size-complex="14pt" style:font-weight-complex="normal"/>
    </style:style>
    <style:style style:name="T2" style:family="text">
      <style:text-properties style:font-name="Liberation Serif" fo:font-size="14pt" fo:font-weight="normal" officeooo:rsid="002e28f3" style:font-size-asian="12.25pt" style:font-weight-asian="normal" style:font-size-complex="14pt" style:font-weight-complex="normal"/>
    </style:style>
    <style:style style:name="T3" style:family="text">
      <style:text-properties style:font-name="Liberation Serif" fo:font-size="14pt" fo:font-weight="normal" officeooo:rsid="002f1463" style:font-size-asian="12.25pt" style:font-weight-asian="normal" style:font-size-complex="14pt" style:font-weight-complex="normal"/>
    </style:style>
    <style:style style:name="T4" style:family="text">
      <style:text-properties style:font-name="Liberation Serif" fo:font-size="14pt" fo:font-weight="normal" officeooo:rsid="003bcca1" style:font-size-asian="12.25pt" style:font-weight-asian="normal" style:font-size-complex="14pt" style:font-weight-complex="normal"/>
    </style:style>
    <style:style style:name="T5" style:family="text">
      <style:text-properties style:font-name="Liberation Serif" fo:font-size="14pt" fo:font-weight="normal" officeooo:rsid="004165bf" style:font-size-asian="12.25pt" style:font-weight-asian="normal" style:font-size-complex="14pt" style:font-weight-complex="normal"/>
    </style:style>
    <style:style style:name="T6" style:family="text">
      <style:text-properties style:font-name="Liberation Serif" fo:font-size="14pt" fo:font-weight="normal" officeooo:rsid="006bdf5a" style:font-size-asian="12.25pt" style:font-weight-asian="normal" style:font-size-complex="14pt" style:font-weight-complex="normal"/>
    </style:style>
    <style:style style:name="T7" style:family="text">
      <style:text-properties style:font-name="Liberation Serif" fo:font-size="14pt" fo:font-weight="normal" officeooo:rsid="0079dc91" style:font-size-asian="12.25pt" style:font-weight-asian="normal" style:font-size-complex="14pt" style:font-weight-complex="normal"/>
    </style:style>
    <style:style style:name="T8" style:family="text">
      <style:text-properties style:font-name="Liberation Serif" fo:font-size="14pt" fo:font-weight="normal" officeooo:rsid="00c270d0" style:font-size-asian="12.25pt" style:font-weight-asian="normal" style:font-size-complex="14pt" style:font-weight-complex="normal"/>
    </style:style>
    <style:style style:name="T9" style:family="text">
      <style:text-properties style:font-name="Liberation Serif" fo:font-size="14pt" fo:font-weight="normal" officeooo:rsid="00bb3353" style:font-size-asian="12.25pt" style:font-weight-asian="normal" style:font-size-complex="14pt" style:font-weight-complex="normal"/>
    </style:style>
    <style:style style:name="T10" style:family="text">
      <style:text-properties style:font-name="Liberation Serif" fo:font-size="14pt" fo:font-weight="normal" officeooo:rsid="00f303cb" style:font-size-asian="12.25pt" style:font-weight-asian="normal" style:font-size-complex="14pt" style:font-weight-complex="normal"/>
    </style:style>
    <style:style style:name="T11" style:family="text">
      <style:text-properties style:font-name="Liberation Serif" fo:font-size="14pt" fo:font-weight="normal" officeooo:rsid="0030ff0f" style:font-size-asian="12.25pt" style:font-weight-asian="normal" style:font-size-complex="14pt" style:font-weight-complex="normal"/>
    </style:style>
    <style:style style:name="T12" style:family="text">
      <style:text-properties style:font-name="Liberation Serif" fo:font-size="14pt" fo:font-weight="normal" officeooo:rsid="00b8e6e8" style:font-size-asian="12.25pt" style:font-weight-asian="normal" style:font-size-complex="14pt" style:font-weight-complex="normal"/>
    </style:style>
    <style:style style:name="T13" style:family="text">
      <style:text-properties style:font-name="Liberation Serif" fo:font-size="14pt" fo:font-weight="normal" officeooo:rsid="016cad2b" style:font-size-asian="12.25pt" style:font-weight-asian="normal" style:font-size-complex="14pt" style:font-weight-complex="normal"/>
    </style:style>
    <style:style style:name="T14" style:family="text">
      <style:text-properties style:font-name="Liberation Serif" fo:font-size="14pt" fo:font-weight="normal" officeooo:rsid="004f4042" style:font-size-asian="12.25pt" style:font-weight-asian="normal" style:font-size-complex="14pt" style:font-weight-complex="normal"/>
    </style:style>
    <style:style style:name="T15" style:family="text">
      <style:text-properties style:font-name="Liberation Serif" fo:font-size="14pt" fo:font-weight="normal" officeooo:rsid="00d75479" style:font-size-asian="12.25pt" style:font-weight-asian="normal" style:font-size-complex="14pt" style:font-weight-complex="normal"/>
    </style:style>
    <style:style style:name="T16" style:family="text">
      <style:text-properties style:font-name="Liberation Serif" fo:font-size="14pt" fo:font-weight="normal" officeooo:rsid="01700adc" style:font-size-asian="12.25pt" style:font-weight-asian="normal" style:font-size-complex="14pt" style:font-weight-complex="normal"/>
    </style:style>
    <style:style style:name="T17" style:family="text">
      <style:text-properties style:font-name="Liberation Serif" fo:font-size="14pt" fo:font-weight="normal" officeooo:rsid="01793ae2" style:font-size-asian="12.25pt" style:font-weight-asian="normal" style:font-size-complex="14pt" style:font-weight-complex="normal"/>
    </style:style>
    <style:style style:name="T18" style:family="text">
      <style:text-properties style:font-name="Liberation Serif" fo:font-size="14pt" fo:font-weight="normal" officeooo:rsid="017a27cd" style:font-size-asian="12.25pt" style:font-weight-asian="normal" style:font-size-complex="14pt" style:font-weight-complex="normal"/>
    </style:style>
    <style:style style:name="T19" style:family="text">
      <style:text-properties style:font-name="Liberation Serif" fo:font-size="14pt" fo:font-weight="normal" officeooo:rsid="0185d27d" style:font-size-asian="12.25pt" style:font-weight-asian="normal" style:font-size-complex="14pt" style:font-weight-complex="normal"/>
    </style:style>
    <style:style style:name="T20" style:family="text">
      <style:text-properties style:font-name="Liberation Serif" fo:font-size="14pt" fo:font-weight="normal" officeooo:rsid="013c161b" style:font-size-asian="14pt" style:font-weight-asian="normal" style:font-size-complex="14pt" style:font-weight-complex="normal"/>
    </style:style>
    <style:style style:name="T21" style:family="text">
      <style:text-properties style:font-name="Liberation Serif" fo:font-size="14pt" fo:font-style="italic" fo:font-weight="normal" officeooo:rsid="00217a90" style:font-size-asian="12.25pt" style:font-style-asian="italic" style:font-weight-asian="normal" style:font-size-complex="14pt" style:font-style-complex="italic" style:font-weight-complex="normal"/>
    </style:style>
    <style:style style:name="T22" style:family="text">
      <style:text-properties style:font-name="Liberation Serif" fo:font-size="14pt" fo:font-style="italic" fo:font-weight="normal" officeooo:rsid="004415a9" style:font-size-asian="12.25pt" style:font-style-asian="italic" style:font-weight-asian="normal" style:font-size-complex="14pt" style:font-style-complex="italic" style:font-weight-complex="normal"/>
    </style:style>
    <style:style style:name="T23" style:family="text">
      <style:text-properties style:font-name="Liberation Serif" fo:font-size="14pt" fo:font-style="italic" fo:font-weight="normal" officeooo:rsid="00577980" style:font-size-asian="12.25pt" style:font-style-asian="italic" style:font-weight-asian="normal" style:font-size-complex="14pt" style:font-style-complex="italic" style:font-weight-complex="normal"/>
    </style:style>
    <style:style style:name="T24" style:family="text">
      <style:text-properties style:font-name="Liberation Serif" fo:font-weight="normal" style:font-weight-asian="normal" style:font-weight-complex="normal"/>
    </style:style>
    <style:style style:name="T25" style:family="text">
      <style:text-properties style:font-name="Liberation Serif" fo:font-weight="normal" officeooo:rsid="00c8dc26" style:font-weight-asian="normal" style:font-weight-complex="normal"/>
    </style:style>
    <style:style style:name="T26" style:family="text">
      <style:text-properties style:font-name="Liberation Serif" fo:font-weight="normal" officeooo:rsid="00f24605" style:font-weight-asian="normal" style:font-weight-complex="normal"/>
    </style:style>
    <style:style style:name="T27" style:family="text">
      <style:text-properties style:font-name="Liberation Serif" fo:font-weight="normal" officeooo:rsid="0130057d" style:font-weight-asian="normal" style:font-weight-complex="normal"/>
    </style:style>
    <style:style style:name="T28" style:family="text">
      <style:text-properties style:font-name="Liberation Serif" fo:font-weight="normal" officeooo:rsid="00b994c8" style:font-weight-asian="normal" style:font-weight-complex="normal"/>
    </style:style>
    <style:style style:name="T29" style:family="text">
      <style:text-properties style:font-name="Liberation Serif" fo:font-weight="normal" officeooo:rsid="01793ae2" style:font-weight-asian="normal" style:font-weight-complex="normal"/>
    </style:style>
    <style:style style:name="T30" style:family="text">
      <style:text-properties style:font-name="Liberation Serif" fo:font-weight="normal" officeooo:rsid="003a3488" style:font-size-asian="12.25pt" style:font-weight-asian="normal" style:font-weight-complex="normal"/>
    </style:style>
    <style:style style:name="T31" style:family="text">
      <style:text-properties style:font-name="Liberation Serif" fo:font-weight="normal" officeooo:rsid="00b99eff" style:font-size-asian="12.25pt" style:font-weight-asian="normal" style:font-weight-complex="normal"/>
    </style:style>
    <style:style style:name="T32" style:family="text">
      <style:text-properties style:font-name="Liberation Serif" fo:font-weight="normal" officeooo:rsid="014db5ba" style:font-size-asian="12.25pt" style:font-weight-asian="normal" style:font-weight-complex="normal"/>
    </style:style>
    <style:style style:name="T33" style:family="text">
      <style:text-properties officeooo:rsid="002e28f3"/>
    </style:style>
    <style:style style:name="T34" style:family="text">
      <style:text-properties officeooo:rsid="002f1463"/>
    </style:style>
    <style:style style:name="T35" style:family="text">
      <style:text-properties officeooo:rsid="0035a9d3"/>
    </style:style>
    <style:style style:name="T36" style:family="text">
      <style:text-properties officeooo:rsid="003c3072"/>
    </style:style>
    <style:style style:name="T37" style:family="text">
      <style:text-properties officeooo:rsid="004165bf"/>
    </style:style>
    <style:style style:name="T38" style:family="text">
      <style:text-properties officeooo:rsid="00507ab6"/>
    </style:style>
    <style:style style:name="T39" style:family="text">
      <style:text-properties officeooo:rsid="0058a7ba"/>
    </style:style>
    <style:style style:name="T40" style:family="text">
      <style:text-properties officeooo:rsid="005ab614"/>
    </style:style>
    <style:style style:name="T41" style:family="text">
      <style:text-properties officeooo:rsid="00508ac7" style:font-size-asian="14pt"/>
    </style:style>
    <style:style style:name="T42" style:family="text">
      <style:text-properties officeooo:rsid="005ab614" style:font-size-asian="14pt"/>
    </style:style>
    <style:style style:name="T43" style:family="text">
      <style:text-properties officeooo:rsid="005e9e04" style:font-size-asian="14pt"/>
    </style:style>
    <style:style style:name="T44" style:family="text">
      <style:text-properties officeooo:rsid="007b4c94" style:font-size-asian="14pt"/>
    </style:style>
    <style:style style:name="T45" style:family="text">
      <style:text-properties officeooo:rsid="00928250" style:font-size-asian="14pt"/>
    </style:style>
    <style:style style:name="T46" style:family="text">
      <style:text-properties officeooo:rsid="0093c7ec" style:font-size-asian="14pt"/>
    </style:style>
    <style:style style:name="T47" style:family="text">
      <style:text-properties officeooo:rsid="00e89b12" style:font-size-asian="14pt"/>
    </style:style>
    <style:style style:name="T48" style:family="text">
      <style:text-properties officeooo:rsid="005cfa30"/>
    </style:style>
    <style:style style:name="T49" style:family="text">
      <style:text-properties officeooo:rsid="0063b75c"/>
    </style:style>
    <style:style style:name="T50" style:family="text">
      <style:text-properties officeooo:rsid="006f367c"/>
    </style:style>
    <style:style style:name="T51" style:family="text">
      <style:text-properties officeooo:rsid="007169fa"/>
    </style:style>
    <style:style style:name="T52" style:family="text">
      <style:text-properties officeooo:rsid="007e31f3"/>
    </style:style>
    <style:style style:name="T53" style:family="text">
      <style:text-properties officeooo:rsid="007f9111"/>
    </style:style>
    <style:style style:name="T54" style:family="text">
      <style:text-properties officeooo:rsid="009ce42c"/>
    </style:style>
    <style:style style:name="T55" style:family="text">
      <style:text-properties officeooo:rsid="00a16e26"/>
    </style:style>
    <style:style style:name="T56" style:family="text">
      <style:text-properties officeooo:rsid="00a8fad7"/>
    </style:style>
    <style:style style:name="T57" style:family="text">
      <style:text-properties officeooo:rsid="00ad3884"/>
    </style:style>
    <style:style style:name="T58" style:family="text">
      <style:text-properties officeooo:rsid="00b04dd5"/>
    </style:style>
    <style:style style:name="T59" style:family="text">
      <style:text-properties officeooo:rsid="00b0c8fb"/>
    </style:style>
    <style:style style:name="T60" style:family="text">
      <style:text-properties officeooo:rsid="00b2e185"/>
    </style:style>
    <style:style style:name="T61" style:family="text">
      <style:text-properties officeooo:rsid="00b39f8b"/>
    </style:style>
    <style:style style:name="T62" style:family="text">
      <style:text-properties fo:font-size="14pt" officeooo:rsid="00b39f8b" style:font-size-asian="12.25pt" style:font-size-complex="14pt"/>
    </style:style>
    <style:style style:name="T63" style:family="text">
      <style:text-properties fo:font-size="14pt" officeooo:rsid="00b3b4fc" style:font-size-asian="12.25pt" style:font-size-complex="14pt"/>
    </style:style>
    <style:style style:name="T64" style:family="text">
      <style:text-properties fo:font-size="14pt" officeooo:rsid="00c41e12" style:font-size-asian="12.25pt" style:font-size-complex="14pt"/>
    </style:style>
    <style:style style:name="T65" style:family="text">
      <style:text-properties fo:font-size="14pt" officeooo:rsid="00c50a67" style:font-size-asian="12.25pt" style:font-size-complex="14pt"/>
    </style:style>
    <style:style style:name="T66" style:family="text">
      <style:text-properties fo:font-size="14pt" officeooo:rsid="00dfa8ca" style:font-size-asian="12.25pt" style:font-size-complex="14pt"/>
    </style:style>
    <style:style style:name="T67" style:family="text">
      <style:text-properties fo:font-size="14pt" officeooo:rsid="00e15aaa" style:font-size-asian="12.25pt" style:font-size-complex="14pt"/>
    </style:style>
    <style:style style:name="T68" style:family="text">
      <style:text-properties fo:font-size="14pt" officeooo:rsid="00e24329" style:font-size-asian="12.25pt" style:font-size-complex="14pt"/>
    </style:style>
    <style:style style:name="T69" style:family="text">
      <style:text-properties fo:font-size="14pt" officeooo:rsid="0157ecd4" style:font-size-asian="12.25pt" style:font-size-complex="14pt"/>
    </style:style>
    <style:style style:name="T70" style:family="text">
      <style:text-properties fo:font-size="14pt" officeooo:rsid="0159d4b8" style:font-size-asian="12.25pt" style:font-size-complex="14pt"/>
    </style:style>
    <style:style style:name="T71" style:family="text">
      <style:text-properties fo:font-size="14pt" officeooo:rsid="00d6f7c0" style:font-size-asian="12.25pt" style:font-size-complex="14pt"/>
    </style:style>
    <style:style style:name="T72" style:family="text">
      <style:text-properties fo:font-size="14pt" officeooo:rsid="00d33551" style:font-size-asian="12.25pt" style:font-size-complex="14pt"/>
    </style:style>
    <style:style style:name="T73" style:family="text">
      <style:text-properties fo:font-size="14pt" officeooo:rsid="00db9ea7" style:font-size-asian="12.25pt" style:font-size-complex="14pt"/>
    </style:style>
    <style:style style:name="T74" style:family="text">
      <style:text-properties fo:font-size="14pt" officeooo:rsid="016cad2b" style:font-size-asian="12.25pt" style:font-size-complex="14pt"/>
    </style:style>
    <style:style style:name="T75" style:family="text">
      <style:text-properties fo:font-size="14pt" officeooo:rsid="016eddc2" style:font-size-asian="12.25pt" style:font-size-complex="14pt"/>
    </style:style>
    <style:style style:name="T76" style:family="text">
      <style:text-properties fo:font-size="14pt" officeooo:rsid="01700adc" style:font-size-asian="12.25pt" style:font-size-complex="14pt"/>
    </style:style>
    <style:style style:name="T77" style:family="text">
      <style:text-properties fo:font-size="14pt" officeooo:rsid="0176fb14" style:font-size-asian="12.25pt" style:font-size-complex="14pt"/>
    </style:style>
    <style:style style:name="T78" style:family="text">
      <style:text-properties officeooo:rsid="00b6c3e7"/>
    </style:style>
    <style:style style:name="T79" style:family="text">
      <style:text-properties officeooo:rsid="00b6d15c"/>
    </style:style>
    <style:style style:name="T80" style:family="text">
      <style:text-properties officeooo:rsid="003a3488"/>
    </style:style>
    <style:style style:name="T81" style:family="text">
      <style:text-properties officeooo:rsid="00b994c8"/>
    </style:style>
    <style:style style:name="T82" style:family="text">
      <style:text-properties officeooo:rsid="0037faaf"/>
    </style:style>
    <style:style style:name="T83" style:family="text">
      <style:text-properties officeooo:rsid="00bc886d"/>
    </style:style>
    <style:style style:name="T84" style:family="text">
      <style:text-properties officeooo:rsid="00bdad00"/>
    </style:style>
    <style:style style:name="T85" style:family="text">
      <style:text-properties officeooo:rsid="00bdd033"/>
    </style:style>
    <style:style style:name="T86" style:family="text">
      <style:text-properties officeooo:rsid="00c270d0"/>
    </style:style>
    <style:style style:name="T87" style:family="text">
      <style:text-properties fo:color="#000000" style:font-name="Liberation Serif" fo:font-size="14pt" fo:font-weight="normal" officeooo:rsid="003a3488" style:font-size-asian="12.25pt" style:font-weight-asian="normal" style:font-size-complex="14pt" style:font-weight-complex="normal"/>
    </style:style>
    <style:style style:name="T88" style:family="text">
      <style:text-properties fo:color="#000000" officeooo:rsid="003a3488"/>
    </style:style>
    <style:style style:name="T89" style:family="text">
      <style:text-properties officeooo:rsid="00d6f7c0"/>
    </style:style>
    <style:style style:name="T90" style:family="text">
      <style:text-properties officeooo:rsid="00e4dcb9"/>
    </style:style>
    <style:style style:name="T91" style:family="text">
      <style:text-properties officeooo:rsid="00e53e96"/>
    </style:style>
    <style:style style:name="T92" style:family="text">
      <style:text-properties officeooo:rsid="00e6ea4c"/>
    </style:style>
    <style:style style:name="T93" style:family="text">
      <style:text-properties officeooo:rsid="00e89b12"/>
    </style:style>
    <style:style style:name="T94" style:family="text">
      <style:text-properties officeooo:rsid="007b4c94"/>
    </style:style>
    <style:style style:name="T95" style:family="text">
      <style:text-properties officeooo:rsid="00f09675"/>
    </style:style>
    <style:style style:name="T96" style:family="text">
      <style:text-properties officeooo:rsid="00fd0514"/>
    </style:style>
    <style:style style:name="T97" style:family="text">
      <style:text-properties officeooo:rsid="010e54e4"/>
    </style:style>
    <style:style style:name="T98" style:family="text">
      <style:text-properties officeooo:rsid="0117ceb2"/>
    </style:style>
    <style:style style:name="T99" style:family="text">
      <style:text-properties officeooo:rsid="011ba860"/>
    </style:style>
    <style:style style:name="T100" style:family="text">
      <style:text-properties officeooo:rsid="01218c90"/>
    </style:style>
    <style:style style:name="T101" style:family="text">
      <style:text-properties officeooo:rsid="0124d4c1"/>
    </style:style>
    <style:style style:name="T102" style:family="text">
      <style:text-properties officeooo:rsid="01251b77"/>
    </style:style>
    <style:style style:name="T103" style:family="text">
      <style:text-properties officeooo:rsid="013d8bd2"/>
    </style:style>
    <style:style style:name="T104" style:family="text">
      <style:text-properties officeooo:rsid="013dd2ea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officeooo:rsid="013e4d90" style:font-weight-asian="bold" style:font-weight-complex="bold"/>
    </style:style>
    <style:style style:name="T107" style:family="text">
      <style:text-properties officeooo:rsid="0143613f"/>
    </style:style>
    <style:style style:name="T108" style:family="text">
      <style:text-properties officeooo:rsid="01483f91"/>
    </style:style>
    <style:style style:name="T109" style:family="text">
      <style:text-properties officeooo:rsid="01522899"/>
    </style:style>
    <style:style style:name="T110" style:family="text">
      <style:text-properties officeooo:rsid="015b2d6b"/>
    </style:style>
    <style:style style:name="T111" style:family="text">
      <style:text-properties officeooo:rsid="015b4830"/>
    </style:style>
    <style:style style:name="T112" style:family="text">
      <style:text-properties officeooo:rsid="015b9429"/>
    </style:style>
    <style:style style:name="T113" style:family="text">
      <style:text-properties officeooo:rsid="016b7411"/>
    </style:style>
    <style:style style:name="T114" style:family="text">
      <style:text-properties officeooo:rsid="016b9774"/>
    </style:style>
    <style:style style:name="T115" style:family="text">
      <style:text-properties officeooo:rsid="016cad2b"/>
    </style:style>
    <style:style style:name="T116" style:family="text">
      <style:text-properties officeooo:rsid="016eddc2"/>
    </style:style>
    <style:style style:name="T117" style:family="text">
      <style:text-properties officeooo:rsid="01700adc"/>
    </style:style>
    <style:style style:name="T118" style:family="text">
      <style:text-properties officeooo:rsid="017027e4"/>
    </style:style>
    <style:style style:name="T119" style:family="text">
      <style:text-properties officeooo:rsid="0171c7d7"/>
    </style:style>
    <style:style style:name="T120" style:family="text">
      <style:text-properties officeooo:rsid="017398b0"/>
    </style:style>
    <style:style style:name="T121" style:family="text">
      <style:text-properties officeooo:rsid="0175490e"/>
    </style:style>
    <style:style style:name="T122" style:family="text">
      <style:text-properties officeooo:rsid="0178c48e"/>
    </style:style>
    <style:style style:name="T123" style:family="text">
      <style:text-properties officeooo:rsid="01793ae2"/>
    </style:style>
    <style:style style:name="T124" style:family="text">
      <style:text-properties officeooo:rsid="017df3cc"/>
    </style:style>
    <style:style style:name="T125" style:family="text">
      <style:text-properties officeooo:rsid="017e1859"/>
    </style:style>
    <style:style style:name="T126" style:family="text">
      <style:text-properties officeooo:rsid="017f3bc3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5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26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list-style style:name="L3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tarSymbol"/>
      </text:list-level-style-bullet>
    </text:list-style>
    <text:list-style style:name="L33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FAKULTA MATEMATIKY, FYZIKY A INFORMATIKY</text:p>
      <text:p text:style-name="P6">UNIVERZITA KOMENSKÉHO V BRATISLAVE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Katalóg požiadaviek pre</text:p>
      <text:p text:style-name="P9">Anotátor pomenovaných entít</text:p>
      <text:p text:style-name="P10">(APE)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/>
      <text:p text:style-name="P4"/>
      <text:p text:style-name="P11">Alexander Szendy</text:p>
      <text:p text:style-name="P13">Juraj Kočan</text:p>
      <text:p text:style-name="P11">Marián Glatzner</text:p>
      <text:p text:style-name="P12">Michal Klein</text:p>
      <text:p text:style-name="P14"><text:span text:style-name="T21">201</text:span><text:span text:style-name="T22">6/</text:span><text:span text:style-name="T23">2017</text:span></text:p>
      <text:table-of-content text:style-name="Sect1" text:protected="true" text:name="Table of Contents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Obsah</text:p>
          </text:index-title>
          <text:p text:style-name="P103"><text:a xlink:type="simple" xlink:href="#__RefHeading___Toc533_539331971" text:style-name="Index_20_Link" text:visited-style-name="Index_20_Link">1 Úvod<text:tab/>3</text:a></text:p>
          <text:p text:style-name="P104"><text:a xlink:type="simple" xlink:href="#__RefHeading___Toc479_539331971" text:style-name="Index_20_Link" text:visited-style-name="Index_20_Link"><text:s/>1.1 Ciele dokumentu<text:tab/>3</text:a></text:p>
          <text:p text:style-name="P104"><text:a xlink:type="simple" xlink:href="#__RefHeading___Toc481_539331971" text:style-name="Index_20_Link" text:visited-style-name="Index_20_Link"><text:s/>1.2 Rozsah projektu<text:tab/>3</text:a></text:p>
          <text:p text:style-name="P104"><text:a xlink:type="simple" xlink:href="#__RefHeading___Toc483_539331971" text:style-name="Index_20_Link" text:visited-style-name="Index_20_Link"><text:s/>1.3 Definície, skratky<text:tab/>3</text:a></text:p>
          <text:p text:style-name="P104"><text:a xlink:type="simple" xlink:href="#__RefHeading___Toc485_539331971" text:style-name="Index_20_Link" text:visited-style-name="Index_20_Link"><text:s/>1.4 Odkazy<text:tab/>3</text:a></text:p>
          <text:p text:style-name="P104"><text:a xlink:type="simple" xlink:href="#__RefHeading___Toc487_539331971" text:style-name="Index_20_Link" text:visited-style-name="Index_20_Link"><text:s/>1.5 Nasledujúce kapitoly<text:tab/>4</text:a></text:p>
          <text:p text:style-name="P103"><text:a xlink:type="simple" xlink:href="#__RefHeading___Toc489_539331971" text:style-name="Index_20_Link" text:visited-style-name="Index_20_Link">2 Všeobecný popis<text:tab/>4</text:a></text:p>
          <text:p text:style-name="P104"><text:a xlink:type="simple" xlink:href="#__RefHeading___Toc491_539331971" text:style-name="Index_20_Link" text:visited-style-name="Index_20_Link"><text:s/>2.1 Perspektíva projektu<text:tab/>4</text:a></text:p>
          <text:p text:style-name="P104"><text:a xlink:type="simple" xlink:href="#__RefHeading___Toc493_539331971" text:style-name="Index_20_Link" text:visited-style-name="Index_20_Link"><text:s/>2.2 Funkcie projektu<text:tab/>4</text:a></text:p>
          <text:p text:style-name="P104"><text:a xlink:type="simple" xlink:href="#__RefHeading___Toc495_539331971" text:style-name="Index_20_Link" text:visited-style-name="Index_20_Link"><text:s/>2.3 Charakteristika používateľov<text:tab/>4</text:a></text:p>
          <text:p text:style-name="P104"><text:a xlink:type="simple" xlink:href="#__RefHeading___Toc497_539331971" text:style-name="Index_20_Link" text:visited-style-name="Index_20_Link"><text:s/>2.4 Všeobecné obmedzenia<text:tab/>4</text:a></text:p>
          <text:p text:style-name="P103"><text:a xlink:type="simple" xlink:href="#__RefHeading___Toc501_539331971" text:style-name="Index_20_Link" text:visited-style-name="Index_20_Link">3 Špecifické požiadavky<text:tab/>5</text:a></text:p>
          <text:p text:style-name="P104"><text:a xlink:type="simple" xlink:href="#__RefHeading___Toc811_1365372613" text:style-name="Index_20_Link" text:visited-style-name="Index_20_Link"><text:s/>3.1 Registrácia a prihlasovanie<text:tab/>5</text:a></text:p>
          <text:p text:style-name="P104"><text:a xlink:type="simple" xlink:href="#__RefHeading___Toc1034_272059829" text:style-name="Index_20_Link" text:visited-style-name="Index_20_Link"><text:s/>3.2 Práva používateľa<text:tab/>5</text:a></text:p>
          <text:p text:style-name="P104"><text:a xlink:type="simple" xlink:href="#__RefHeading___Toc1036_272059829" text:style-name="Index_20_Link" text:visited-style-name="Index_20_Link"><text:s/>3.3 Administrátor skupiny<text:tab/>5</text:a></text:p>
          <text:p text:style-name="P104"><text:a xlink:type="simple" xlink:href="#__RefHeading___Toc813_1365372613" text:style-name="Index_20_Link" text:visited-style-name="Index_20_Link"><text:s/>3.4 Práva administrátora skupiny<text:tab/>5</text:a></text:p>
          <text:p text:style-name="P104"><text:a xlink:type="simple" xlink:href="#__RefHeading___Toc1038_272059829" text:style-name="Index_20_Link" text:visited-style-name="Index_20_Link"><text:s/>3.5 Obsah anotovananého dokumentu<text:tab/>5</text:a></text:p>
          <text:p text:style-name="P104"><text:a xlink:type="simple" xlink:href="#__RefHeading___Toc1040_272059829" text:style-name="Index_20_Link" text:visited-style-name="Index_20_Link"><text:s/>3.6 Vzťah dokument-skupina<text:tab/>5</text:a></text:p>
          <text:p text:style-name="P104"><text:a xlink:type="simple" xlink:href="#__RefHeading___Toc815_1365372613" text:style-name="Index_20_Link" text:visited-style-name="Index_20_Link"><text:s/>3.7 Rozdelenie dokumentu<text:tab/>6</text:a></text:p>
          <text:p text:style-name="P104"><text:a xlink:type="simple" xlink:href="#__RefHeading___Toc1042_272059829" text:style-name="Index_20_Link" text:visited-style-name="Index_20_Link"><text:s/>3.8 Skupiny<text:tab/>6</text:a></text:p>
          <text:p text:style-name="P104"><text:a xlink:type="simple" xlink:href="#__RefHeading___Toc1044_272059829" text:style-name="Index_20_Link" text:visited-style-name="Index_20_Link"><text:s/>3.9 Tvorba skupiny<text:tab/>6</text:a></text:p>
          <text:p text:style-name="P104"><text:a xlink:type="simple" xlink:href="#__RefHeading___Toc1046_272059829" text:style-name="Index_20_Link" text:visited-style-name="Index_20_Link"><text:s/>3.10 Default práva skupiny<text:tab/>6</text:a></text:p>
          <text:p text:style-name="P104"><text:a xlink:type="simple" xlink:href="#__RefHeading___Toc507_539331971" text:style-name="Index_20_Link" text:visited-style-name="Index_20_Link"><text:s/>3.11 Voľba skupiny<text:tab/>6</text:a></text:p>
          <text:p text:style-name="P104"><text:a xlink:type="simple" xlink:href="#__RefHeading___Toc1048_272059829" text:style-name="Index_20_Link" text:visited-style-name="Index_20_Link"><text:s/>3.12 Anotácie<text:tab/>6</text:a></text:p>
          <text:p text:style-name="P104"><text:a xlink:type="simple" xlink:href="#__RefHeading___Toc1050_272059829" text:style-name="Index_20_Link" text:visited-style-name="Index_20_Link"><text:s/>3.13 Referencie<text:tab/>7</text:a></text:p>
          <text:p text:style-name="P104"><text:a xlink:type="simple" xlink:href="#__RefHeading___Toc1052_272059829" text:style-name="Index_20_Link" text:visited-style-name="Index_20_Link"><text:s/>3.14 Typy anotácií<text:tab/>7</text:a></text:p>
          <text:p text:style-name="P104"><text:a xlink:type="simple" xlink:href="#__RefHeading___Toc1054_272059829" text:style-name="Index_20_Link" text:visited-style-name="Index_20_Link"><text:s/>3.15 Anotovanie<text:tab/>7</text:a></text:p>
          <text:p text:style-name="P104"><text:a xlink:type="simple" xlink:href="#__RefHeading___Toc509_539331971" text:style-name="Index_20_Link" text:visited-style-name="Index_20_Link"><text:s/>3.16 Zobrazovanie anotácií<text:tab/>7</text:a></text:p>
          <text:p text:style-name="P104"><text:a xlink:type="simple" xlink:href="#__RefHeading___Toc1176_272059829" text:style-name="Index_20_Link" text:visited-style-name="Index_20_Link"><text:s/>3.17 Zobrazovanie zmien v dokumente<text:tab/>7</text:a></text:p>
          <text:p text:style-name="P104"><text:a xlink:type="simple" xlink:href="#__RefHeading___Toc817_1365372613" text:style-name="Index_20_Link" text:visited-style-name="Index_20_Link"><text:s/>3.18 Viditeľnosť anotácií<text:tab/>7</text:a></text:p>
          <text:p text:style-name="P104"><text:a xlink:type="simple" xlink:href="#__RefHeading___Toc1056_272059829" text:style-name="Index_20_Link" text:visited-style-name="Index_20_Link"><text:s/>3.19 Komentáre<text:tab/>7</text:a></text:p>
          <text:p text:style-name="P104"><text:a xlink:type="simple" xlink:href="#__RefHeading___Toc1058_272059829" text:style-name="Index_20_Link" text:visited-style-name="Index_20_Link"><text:s/>3.20 Editovanie/mazanie komentárov<text:tab/>8</text:a></text:p>
          <text:p text:style-name="P104"><text:a xlink:type="simple" xlink:href="#__RefHeading___Toc819_1365372613" text:style-name="Index_20_Link" text:visited-style-name="Index_20_Link"><text:s/>3.21 Zobrazovanie komentárov<text:tab/>8</text:a></text:p>
          <text:p text:style-name="P104"><text:soft-page-break/><text:a xlink:type="simple" xlink:href="#__RefHeading___Toc821_1365372613" text:style-name="Index_20_Link" text:visited-style-name="Index_20_Link"><text:s/>3.22 Hľadanie v texte<text:tab/>8</text:a></text:p>
          <text:p text:style-name="P104"><text:a xlink:type="simple" xlink:href="#__RefHeading___Toc511_539331971" text:style-name="Index_20_Link" text:visited-style-name="Index_20_Link"><text:s/>3.23 Export<text:tab/>8</text:a></text:p>
          <text:p text:style-name="P104"><text:a xlink:type="simple" xlink:href="#__RefHeading___Toc823_1365372613" text:style-name="Index_20_Link" text:visited-style-name="Index_20_Link"><text:s/>3.24 Aktivita v dokumente<text:tab/>9</text:a></text:p>
        </text:index-body>
      </text:table-of-content>
      <text:h text:style-name="P86" text:outline-level="1" text:is-list-header="true"/>
      <text:h text:style-name="P84" text:outline-level="1"><text:bookmark-start text:name="__RefHeading___Toc533_539331971"/>Úvo<text:span text:style-name="T124">d</text:span><text:bookmark-end text:name="__RefHeading___Toc533_539331971"/></text:h>
      <text:h text:style-name="Heading_20_2" text:outline-level="2"><text:bookmark-start text:name="__RefHeading___Toc479_539331971"/>Ciele dokumentu<text:bookmark-end text:name="__RefHeading___Toc479_539331971"/></text:h>
      <text:list xml:id="list4376073672787125920" text:style-name="L1">
        <text:list-item>
          <text:list>
            <text:list-header>
              <text:p text:style-name="P23">Cieľom tohto dokumentu je čo najbližšie <text:span text:style-name="T33">popísať</text:span> <text:span text:style-name="T33">požiadavky </text:span>zad<text:span text:style-name="T33">ávateľa</text:span> projek<text:span text:style-name="T33">tu</text:span> <text:span text:style-name="T33">bez bližšieho určenia technickej špecifikácie ako bude projekt APE</text:span></text:p>
              <text:p text:style-name="P24">implementovaný. Slúži ako zoznam funkcií, ktoré hotový produkt musí spĺňať a na základe ktorých bude aj vyhodnotený. <text:span text:style-name="T58">Dokument je určený pre všetkých ľuďí, ktorí prídu priamo alebo nepriamo do kontaktu s týmto systémom alebo jeho vývojom.</text:span></text:p>
            </text:list-header>
          </text:list>
        </text:list-item>
      </text:list>
      <text:h text:style-name="Heading_20_2" text:outline-level="2"><text:bookmark-start text:name="__RefHeading___Toc481_539331971"/>Rozsah projektu<text:bookmark-end text:name="__RefHeading___Toc481_539331971"/></text:h>
      <text:list xml:id="list3310528781683" text:continue-numbering="true" text:style-name="L1">
        <text:list-item>
          <text:list>
            <text:list-header>
              <text:p text:style-name="P25"><text:span text:style-name="T1">N</text:span><text:span text:style-name="T2">ašou úlohou je vytvoriť kolaboratívny textový editor pre jednoduchý text, v ktorom budú môcť viacerí používatelia spoločne </text:span><text:span text:style-name="T3">anotova</text:span><text:span text:style-name="T2">ť jeden a ten istý dokument v reálnom čase </text:span><text:span text:style-name="T7">naraz</text:span><text:span text:style-name="T2"> – </text:span><text:span text:style-name="T6">z</text:span><text:span text:style-name="T3">meny vykonané jedným používateľom sa budú zobrazovať aj ostatným užívateľom.</text:span></text:p>
            </text:list-header>
          </text:list>
        </text:list-item>
      </text:list>
      <text:h text:style-name="Heading_20_2" text:outline-level="2"><text:bookmark-start text:name="__RefHeading___Toc483_539331971"/>Definície, skratky<text:bookmark-end text:name="__RefHeading___Toc483_539331971"/></text:h>
      <text:list xml:id="list1592096427485941600" text:style-name="L2">
        <text:list-item>
          <text:list>
            <text:list-item>
              <text:p text:style-name="P29">Skupina – <text:span text:style-name="T93">ľ</text:span>u<text:span text:style-name="T93">dia</text:span>, ktor<text:span text:style-name="T56">í</text:span> <text:span text:style-name="T54">spoločne anotujú</text:span> <text:span text:style-name="T50">nejak</text:span>ý dokument</text:p>
            </text:list-item>
            <text:list-item>
              <text:p text:style-name="P30">Anotácia – časť textu, ktorá bude <text:span text:style-name="T91">vyznačená</text:span></text:p>
            </text:list-item>
            <text:list-item>
              <text:p text:style-name="P30">Typ/<text:span text:style-name="T60">kategória</text:span> anotácie – každá anotácia má určitý typ (mesto, osobu, <text:span text:style-name="T92">štát, čas,</text:span> ...)</text:p>
            </text:list-item>
            <text:list-item>
              <text:p text:style-name="P31">NE – <text:span text:style-name="T49">named entity, </text:span>pomenovaná entita, <text:span text:style-name="T59">zvyčajne ide o konkrétnu osobu, čas, mesto, organizáciu, ...</text:span></text:p>
            </text:list-item>
            <text:list-item>
              <text:p text:style-name="P31">UI – umelá inteligencia</text:p>
            </text:list-item>
          </text:list>
        </text:list-item>
      </text:list>
      <text:h text:style-name="Heading_20_2" text:outline-level="2"><text:bookmark-start text:name="__RefHeading___Toc485_539331971"/>Odkazy<text:bookmark-end text:name="__RefHeading___Toc485_539331971"/></text:h>
      <text:list xml:id="list3312064596114" text:continue-list="list3310528781683" text:style-name="L1">
        <text:list-item>
          <text:list>
            <text:list-header>
              <text:p text:style-name="P52">Nasledujú odkazy na podobný<text:span text:style-name="T39"> softvér:</text:span></text:p>
            </text:list-header>
            <text:list-item>
              <text:p text:style-name="P56"><text:a xlink:type="simple" xlink:href="https://gate.ac.uk/" text:style-name="Internet_20_link" text:visited-style-name="Visited_20_Internet_20_Link">https://gate.ac.uk/</text:a></text:p>
            </text:list-item>
            <text:list-item>
              <text:p text:style-name="P57"><text:a xlink:type="simple" xlink:href="http://brat.nlplab.org/index.html" text:style-name="Internet_20_link" text:visited-style-name="Visited_20_Internet_20_Link">http://brat.nlplab.org/index.html</text:a></text:p>
            </text:list-item>
          </text:list>
        </text:list-item>
      </text:list>
      <text:list xml:id="list6563443950077380393" text:style-name="L3">
        <text:list-item>
          <text:list>
            <text:list-header>
              <text:p text:style-name="P53">Príklad textu, ktorý sa bude môcť anotovať:</text:p>
            </text:list-header>
          </text:list>
        </text:list-item>
      </text:list>
      <text:list xml:id="list7872601514542510690" text:style-name="L4">
        <text:list-item>
          <text:list>
            <text:list-item>
              <text:p text:style-name="P58"><text:a xlink:type="simple" xlink:href="http://sagadb.org/egils_saga.en" text:style-name="Internet_20_link" text:visited-style-name="Visited_20_Internet_20_Link"><text:span text:style-name="T20">http://sagadb.org/egils_saga.en</text:span></text:a></text:p>
            </text:list-item>
          </text:list>
        </text:list-item>
      </text:list>
      <text:h text:style-name="P100" text:outline-level="2"><text:bookmark-start text:name="__RefHeading___Toc487_539331971"/><text:soft-page-break/>Nasledujúce kapitoly<text:bookmark-end text:name="__RefHeading___Toc487_539331971"/></text:h>
      <text:list xml:id="list3311992549032" text:continue-list="list3312064596114" text:style-name="L1">
        <text:list-item>
          <text:list>
            <text:list-header>
              <text:p text:style-name="P33">V nasledujúcich kapitolách b<text:span text:style-name="T34">ližšie špecifikujeme </text:span>funkcie<text:span text:style-name="T34"> nášho systému, ako export dokumentov, prístupové práva pre používateľov a skupiny.</text:span></text:p>
            </text:list-header>
          </text:list>
        </text:list-item>
      </text:list>
      <text:h text:style-name="Heading_20_1" text:outline-level="1"><text:bookmark-start text:name="__RefHeading___Toc489_539331971"/>Všeobecný popis<text:bookmark-end text:name="__RefHeading___Toc489_539331971"/></text:h>
      <text:h text:style-name="Heading_20_2" text:outline-level="2"><text:bookmark-start text:name="__RefHeading___Toc491_539331971"/>Perspektíva projektu<text:bookmark-end text:name="__RefHeading___Toc491_539331971"/></text:h>
      <text:list xml:id="list2138426802020233389" text:style-name="L5">
        <text:list-item>
          <text:list>
            <text:list-header>
              <text:p text:style-name="P34"><text:span text:style-name="T48">APE</text:span> bude mať <text:span text:style-name="T40">využitie najmä v oblastiach UI, kde je často nevyhnutné program najskôr niečo naučiť – zvyčajne od človeka, ktorý rieši ten istý problém (v našom prípade ide o tzv. named entity recognition – či dané slovo</text:span><text:span text:style-name="T41">/</text:span><text:span text:style-name="T42">slová sú NE a </text:span><text:span text:style-name="T43">ak áno,</text:span><text:span text:style-name="T42"> </text:span><text:span text:style-name="T44">treba správn</text:span><text:span text:style-name="T45">e urči</text:span><text:span text:style-name="T46">ť </text:span><text:span text:style-name="T47">kategóriu</text:span><text:span text:style-name="T40">).</text:span></text:p>
              <text:p text:style-name="P32">Keďže pôjde o kolaboratívny editor zobrazujúci zmeny v reálnom čase, anotáciu objemnejších textových dokumentov bude možné rozdeliť medzi viacero ľuďí, čím sa zní<text:span text:style-name="T57">ž</text:span>i časová aj pracovná vyťaženosť človeka.</text:p>
            </text:list-header>
          </text:list>
        </text:list-item>
      </text:list>
      <text:h text:style-name="Heading_20_2" text:outline-level="2"><text:bookmark-start text:name="__RefHeading___Toc493_539331971"/>Funkcie projektu<text:bookmark-end text:name="__RefHeading___Toc493_539331971"/></text:h>
      <text:list xml:id="list37628435492001042" text:style-name="L6">
        <text:list-item>
          <text:list>
            <text:list-header>
              <text:p text:style-name="P35">Aplikácia bude rozdelená na dve časti: server a klient. Server bude slúžiť na spravovanie <text:span text:style-name="T78">informácií týkajúcich sa skupín</text:span> a šírenie komunikácie medzi používateľmi, zatiaľčo primárna funkcia klienta (s grafickým rozhraním) bude samotná anotácia dokumentu a zobrazovanie zmien pri anotácii.</text:p>
              <text:p text:style-name="P36"><text:span text:style-name="T34">Podrobnejšie</text:span> informácie sú uvedené v špecifických požiadavkách <text:span text:style-name="T94">[3]</text:span>.</text:p>
            </text:list-header>
          </text:list>
        </text:list-item>
      </text:list>
      <text:h text:style-name="Heading_20_2" text:outline-level="2"><text:bookmark-start text:name="__RefHeading___Toc495_539331971"/>Charakteristika použ<text:span text:style-name="T40">í</text:span>vateľov<text:bookmark-end text:name="__RefHeading___Toc495_539331971"/></text:h>
      <text:list xml:id="list3943006475351303928" text:style-name="L7">
        <text:list-item>
          <text:list>
            <text:list-header>
              <text:p text:style-name="P37">Používateľov delíme na dva typy:</text:p>
            </text:list-header>
          </text:list>
        </text:list-item>
      </text:list>
      <text:list xml:id="list3922096379102021144" text:style-name="L8">
        <text:list-item>
          <text:list>
            <text:list-item>
              <text:list>
                <text:list-item>
                  <text:list>
                    <text:list-item>
                      <text:p text:style-name="P40">správca</text:p>
                    </text:list-item>
                    <text:list-item>
                      <text:p text:style-name="P38">normálny používateľ (ďalej len používateľ<text:span text:style-name="T80">)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201042427046415072" text:style-name="L9">
        <text:list-item>
          <text:list>
            <text:list-header>
              <text:p text:style-name="P39">Správca slúži<text:span text:style-name="T84"> na</text:span> inštaláciu servera a jeho <text:span text:style-name="T85">nasledovné spravovanie, nemá funkcie ako obyčajný používateľ.</text:span></text:p>
              <text:p text:style-name="P39"><text:span text:style-name="T85">Používateľ sa pripája na server cez klienta a jeho cieľom je anotovanie.</text:span></text:p>
            </text:list-header>
          </text:list>
        </text:list-item>
      </text:list>
      <text:h text:style-name="Heading_20_2" text:outline-level="2"><text:bookmark-start text:name="__RefHeading___Toc497_539331971"/>Všeobecné obmedzenia<text:bookmark-end text:name="__RefHeading___Toc497_539331971"/></text:h>
      <text:list xml:id="list6764053521452652564" text:style-name="L13">
        <text:list-item>
          <text:list>
            <text:list-header>
              <text:p text:style-name="P26"><text:span text:style-name="T11">Anotovať bude možné len jednoduché textové dokumenty. </text:span><text:span text:style-name="T12">Dokumenty budú môcť mať rozličné konce riadkov ako aj kódovania (minimálne akceptované budú UTF-8 a ASCII).</text:span></text:p>
            </text:list-header>
          </text:list>
        </text:list-item>
      </text:list>
      <text:h text:style-name="P85" text:outline-level="1"><text:bookmark-start text:name="__RefHeading___Toc501_539331971"/><text:soft-page-break/>Špecifické požiadavky<text:bookmark-end text:name="__RefHeading___Toc501_539331971"/></text:h>
      <text:h text:style-name="P87" text:outline-level="2"><text:bookmark-start text:name="__RefHeading___Toc811_1365372613"/>Registrácia a prihlasovanie<text:bookmark-end text:name="__RefHeading___Toc811_1365372613"/></text:h>
      <text:p text:style-name="P15">Po spustení aplikácie sa používatelia budú môcť <text:span text:style-name="T79">za</text:span>registrovať<text:span text:style-name="T35">. Ak je používateľ už zaregistrovaný, tak pomocou prihlasovacieho mena a hesla sa bude môcť pripojiť na server. Používateľ si bude môcť určiť, či sa hneď po spustení aplikácie chce pripojiť na server na základe konfiguračného súboru.</text:span></text:p>
      <text:h text:style-name="P93" text:outline-level="2"><text:bookmark-start text:name="__RefHeading___Toc1034_272059829"/><text:span text:style-name="T118">Práva p</text:span>oužívat<text:span text:style-name="T118">eľa</text:span><text:bookmark-end text:name="__RefHeading___Toc1034_272059829"/></text:h>
      <text:list xml:id="list7407027430986771327" text:style-name="L29">
        <text:list-item>
          <text:list>
            <text:list-header>
              <text:p text:style-name="P66">Práva používateľa sú určené podľa <text:span text:style-name="T118">aktívnej</text:span> skupiny. <text:span text:style-name="T123">Práva sú nastavené po úspešnom pripojení do skupiny. Rozlišujeme medzi 3 základnými právami (tieto práva možno kombinovať):</text:span></text:p>
              <text:list>
                <text:list-item>
                  <text:list>
                    <text:list-item>
                      <text:p text:style-name="P28"><text:span text:style-name="T4">anota</text:span><text:span text:style-name="T5">čné</text:span><text:span text:style-name="T4"> – umožňuje pridávať anotácie </text:span></text:p>
                    </text:list-item>
                    <text:list-item>
                      <text:p text:style-name="P41">reanota<text:span text:style-name="T37">čné</text:span> – umožňuje preanotovať <text:span text:style-name="T109">(</text:span>meniť a mazať<text:span text:style-name="T82">)</text:span> anotácie iných</text:p>
                    </text:list-item>
                    <text:list-item>
                      <text:p text:style-name="P41"><text:span text:style-name="T82">editačné – umožňuje pridávať/meniť/mazať typy a podtypy anotácií v danej skupine</text:span></text:p>
                    </text:list-item>
                  </text:list>
                </text:list-item>
              </text:list>
            </text:list-header>
          </text:list>
        </text:list-item>
      </text:list>
      <text:h text:style-name="P99" text:outline-level="2"><text:bookmark-start text:name="__RefHeading___Toc1036_272059829"/>Administrátor skupiny<text:bookmark-end text:name="__RefHeading___Toc1036_272059829"/></text:h>
      <text:p text:style-name="P79">Administrátor skupiny je jej tvorca. Kaža skupina má práve jedného administrátora a ten je nemenný.</text:p>
      <text:h text:style-name="P88" text:outline-level="2"><text:bookmark-start text:name="__RefHeading___Toc813_1365372613"/><text:span text:style-name="T122">Práva administrátora skupiny</text:span><text:bookmark-end text:name="__RefHeading___Toc813_1365372613"/></text:h>
      <text:list xml:id="list6227058252831010407" text:style-name="L34">
        <text:list-item>
          <text:list>
            <text:list-item>
              <text:list>
                <text:list-item>
                  <text:list>
                    <text:list-header>
                      <text:p text:style-name="P64"><text:span text:style-name="T36">Administrátor má všetky práva používateľa a takisto môže meniť štruktúru skupiny (pridať/meniť/odobrať: užívateľa alebo ich práva, heslo skupiny, názov, default práva). Administrátor nemôže meniť svoje práva.</text:span></text:p>
                    </text:list-header>
                  </text:list>
                </text:list-item>
              </text:list>
            </text:list-item>
          </text:list>
        </text:list-item>
      </text:list>
      <text:h text:style-name="P94" text:outline-level="2"><text:bookmark-start text:name="__RefHeading___Toc1038_272059829"/><text:span text:style-name="T117">Obsah a</text:span>notovan<text:span text:style-name="T117">aného</text:span> dokument<text:span text:style-name="T122">u</text:span><text:bookmark-end text:name="__RefHeading___Toc1038_272059829"/></text:h>
      <text:p text:style-name="P73"><text:span text:style-name="T31">Obsah dokumentu nemožno upravovať iným spôsobom ako </text:span><text:span text:style-name="T32">anotovaním a komentovaním.</text:span></text:p>
      <text:h text:style-name="P89" text:outline-level="2"><text:bookmark-start text:name="__RefHeading___Toc1040_272059829"/><text:span text:style-name="T114">Vzťah dokument-skupina</text:span><text:bookmark-end text:name="__RefHeading___Toc1040_272059829"/></text:h>
      <text:p text:style-name="P72">Dokument sa viaže ku skupine vždy <text:span text:style-name="T89">v</text:span> pomere 1:1 – jedna skupina anotuje <text:span text:style-name="T95">práve</text:span> jeden dokument, <text:span text:style-name="T123">ktorý už nemôže zmeniť za iný. </text:span></text:p>
      <text:h text:style-name="P92" text:outline-level="2"><text:bookmark-start text:name="__RefHeading___Toc815_1365372613"/><text:soft-page-break/>Rozdelenie dokumentu<text:bookmark-end text:name="__RefHeading___Toc815_1365372613"/></text:h>
      <text:p text:style-name="P76"><text:span text:style-name="T117">Rozsiahle dokumenty budú rozdelené (podľa počtu viet</text:span><text:span text:style-name="T30">)</text:span><text:span text:style-name="T81"> na viacero častí/stránok, medzi ktorými bude možné listovať</text:span><text:span text:style-name="T31">. </text:span><text:span text:style-name="T28">Dlhé texty sa budú dať aj scrollovať.</text:span></text:p>
      <text:h text:style-name="P92" text:outline-level="2"><text:bookmark-start text:name="__RefHeading___Toc1042_272059829"/>Skupiny<text:bookmark-end text:name="__RefHeading___Toc1042_272059829"/></text:h>
      <text:p text:style-name="P78">Prihlásený používatelia budú môcť vytvárať skupiny alebo sa do nich pripájať za účelom kolaboratívnej tvorby.</text:p>
      <text:h text:style-name="P92" text:outline-level="2"><text:bookmark-start text:name="__RefHeading___Toc1044_272059829"/>Tvorba skupiny<text:bookmark-end text:name="__RefHeading___Toc1044_272059829"/></text:h>
      <text:p text:style-name="P75"><text:span text:style-name="T74">Ľubovolný prihlásený používateľ bude môcť vytvoriť skupinu, kde bude môcť zvoliť nasledovné:</text:span></text:p>
      <text:list xml:id="list3825664992557542341" text:style-name="L30">
        <text:list-item>
          <text:list>
            <text:list-item>
              <text:list>
                <text:list-item>
                  <text:list>
                    <text:list-item>
                      <text:p text:style-name="P54">názov s<text:span text:style-name="T51">kupiny</text:span></text:p>
                    </text:list-item>
                    <text:list-item>
                      <text:p text:style-name="P54">dokument <text:span text:style-name="T125">(na upload)</text:span>, ktorý bude skupina anotovať</text:p>
                    </text:list-item>
                    <text:list-item>
                      <text:p text:style-name="P54">zoznam <text:span text:style-name="T52">po</text:span>užívateľov <text:span text:style-name="T52">v </text:span>s<text:span text:style-name="T51">kupine</text:span> aj s ich <text:span text:style-name="T52">prístupovými </text:span>právami</text:p>
                    </text:list-item>
                    <text:list-item>
                      <text:p text:style-name="P55"><text:span text:style-name="T53">default</text:span> práva <text:span text:style-name="T125">(optional)</text:span></text:p>
                    </text:list-item>
                    <text:list-item>
                      <text:p text:style-name="P65"><text:span text:style-name="T13">heslo </text:span><text:span text:style-name="T14">pre vstup do skupiny</text:span><text:span text:style-name="T13"> (optional)</text:span></text:p>
                    </text:list-item>
                  </text:list>
                </text:list-item>
              </text:list>
            </text:list-item>
          </text:list>
        </text:list-item>
      </text:list>
      <text:h text:style-name="P96" text:outline-level="2"><text:bookmark-start text:name="__RefHeading___Toc1046_272059829"/>Default práva skupiny<text:bookmark-end text:name="__RefHeading___Toc1046_272059829"/></text:h>
      <text:list xml:id="list5845298907812302097" text:style-name="L15">
        <text:list-item>
          <text:list>
            <text:list-header>
              <text:p text:style-name="P63"><text:span text:style-name="T29">A</text:span><text:span text:style-name="T24">k </text:span><text:span text:style-name="T27">sú d</text:span><text:span text:style-name="T26">ané,</text:span><text:span text:style-name="T24"> </text:span><text:span text:style-name="T29">tak </text:span><text:span text:style-name="T24">sa nastavia používateľovi, ktorý sa chce pri</text:span><text:span text:style-name="T26">poji</text:span><text:span text:style-name="T24">ť do skupiny, do ktorej zoznamu však nepatrí.</text:span><text:span text:style-name="T25"> </text:span><text:span text:style-name="T26">Ak default práva nie sú zadané, do skupiny so môžu pripojiť len ľudia v jej zozname.</text:span></text:p>
            </text:list-header>
          </text:list>
        </text:list-item>
      </text:list>
      <text:h text:style-name="P90" text:outline-level="2"><text:bookmark-start text:name="__RefHeading___Toc507_539331971"/><text:span text:style-name="T113">Voľba s</text:span>kupiny<text:bookmark-end text:name="__RefHeading___Toc507_539331971"/></text:h>
      <text:list xml:id="list3311517019977" text:continue-numbering="true" text:style-name="L15">
        <text:list-item>
          <text:list>
            <text:list-header>
              <text:p text:style-name="P27"><text:span text:style-name="T18">P</text:span><text:span text:style-name="T9">rihlásen</text:span><text:span text:style-name="T18">ý</text:span><text:span text:style-name="T9"> používateľ </text:span><text:span text:style-name="T18">si </text:span><text:span text:style-name="T9">môže zvoliť svoju akt</text:span><text:span text:style-name="T16">ívnu</text:span><text:span text:style-name="T9"> skupin</text:span><text:span text:style-name="T8">u</text:span><text:span text:style-name="T9"> zo zoznamu všetkých skupín. Aktívna skupina je </text:span><text:span text:style-name="T10">vždy </text:span><text:span text:style-name="T9">maximálne jedna. Používateľ má možnosť sa </text:span><text:span text:style-name="T8">od</text:span><text:span text:style-name="T9"> skupiny aj odpojiť alebo sa prepnúť do inej – </text:span><text:span text:style-name="T19">tá</text:span><text:span text:style-name="T9"> sa stane jeho aktívnou. </text:span><text:span text:style-name="T17">Na pripojenie do skupiny, ktorá má heslo, je nevyhnutné ho </text:span><text:span text:style-name="T18">správne </text:span><text:span text:style-name="T17">zadať.</text:span></text:p>
            </text:list-header>
          </text:list>
        </text:list-item>
      </text:list>
      <text:h text:style-name="P92" text:outline-level="2"><text:bookmark-start text:name="__RefHeading___Toc1048_272059829"/>Anot<text:span text:style-name="T119">ácie</text:span><text:bookmark-end text:name="__RefHeading___Toc1048_272059829"/></text:h>
      <text:p text:style-name="P77">Prihlásený používateľ bude môcť dokument svojej aktívnej skupiny anotovať, <text:span text:style-name="T126">ak má na to právo</text:span>. Anotácie sa môžu aj prekrývať.</text:p>
      <text:h text:style-name="P96" text:outline-level="2"><text:bookmark-start text:name="__RefHeading___Toc1050_272059829"/><text:soft-page-break/>Referencie<text:bookmark-end text:name="__RefHeading___Toc1050_272059829"/></text:h>
      <text:list xml:id="list1708478457552206942" text:style-name="L33">
        <text:list-item>
          <text:list>
            <text:list-header>
              <text:p text:style-name="P67">Používateľ bude môcť špecifikovať, či je daná anotácia referenciou a na ktorú predošlú anotáciu sa vzťahuje (rodič). Referencia dedí od rodiča všetky jeho vlastnosti, pri zmene rodiča je patričná zmena vykonaná na všetkých jeho referenciách.</text:p>
            </text:list-header>
          </text:list>
        </text:list-item>
      </text:list>
      <text:h text:style-name="P97" text:outline-level="2"><text:bookmark-start text:name="__RefHeading___Toc1052_272059829"/><text:span text:style-name="T120">T</text:span>yp<text:span text:style-name="T120">y</text:span> anotácií<text:bookmark-end text:name="__RefHeading___Toc1052_272059829"/></text:h>
      <text:p text:style-name="P81">Používateľ <text:span text:style-name="T121">s editačnými právami</text:span> bude môcť vytvárať nové typy a podtypy anotácií, alebo ich iným spôsobom upravovať <text:span text:style-name="T120">(farba, tag, názov,...)</text:span> či mazať.</text:p>
      <text:h text:style-name="P98" text:outline-level="2"><text:bookmark-start text:name="__RefHeading___Toc1054_272059829"/>Anotovanie<text:bookmark-end text:name="__RefHeading___Toc1054_272059829"/></text:h>
      <text:p text:style-name="P80"><text:span text:style-name="T75">Vyznačený text v dokumente môže používateľ anotovať stlačením kláves, kde si bude môcť vybrať </text:span><text:span text:style-name="T77">napr.</text:span><text:span text:style-name="T75">: typ anotácie </text:span><text:span text:style-name="T76">(napr. “mesto”)</text:span><text:span text:style-name="T75">, popis, odkazy, .... </text:span><text:span text:style-name="T15">Anotácie môžu byť zmenené/zmazané používateľmi na základe ich práv.</text:span></text:p>
      <text:h text:style-name="P93" text:outline-level="2"><text:bookmark-start text:name="__RefHeading___Toc509_539331971"/><text:span text:style-name="T113">Zobrazovanie anotácií</text:span><text:bookmark-end text:name="__RefHeading___Toc509_539331971"/></text:h>
      <text:list xml:id="list7395531008398114401" text:style-name="L19">
        <text:list-item>
          <text:list>
            <text:list-header>
              <text:p text:style-name="P70">Anotácie v textovom editore <text:span text:style-name="T38">budú</text:span> farebne vyznačené podľa <text:span text:style-name="T55">daného typu/kategórie</text:span>. <text:span text:style-name="T86">Farbu rôznych kategórií si môže užívateľ zvoliť.</text:span></text:p>
            </text:list-header>
          </text:list>
        </text:list-item>
      </text:list>
      <text:list xml:id="list938551802604455386" text:style-name="L21">
        <text:list-item>
          <text:list>
            <text:list-header>
              <text:p text:style-name="P69"><text:span text:style-name="T116">Prekryv anotácií bude nejakým spôsobom rozlíšený (napr. konkrétnou farbou alebo farba prekryvu bude určená zmiešaním farieb jednotlivých prekrývajúcich sa anotácií</text:span><text:span text:style-name="T88">)</text:span><text:span text:style-name="T103">.</text:span></text:p>
            </text:list-header>
          </text:list>
        </text:list-item>
      </text:list>
      <text:h text:style-name="P102" text:outline-level="2"><text:bookmark-start text:name="__RefHeading___Toc1176_272059829"/>Zobrazovanie zmien v dokumente<text:bookmark-end text:name="__RefHeading___Toc1176_272059829"/></text:h>
      <text:p text:style-name="P68"><text:span text:style-name="T103">Zmeny, vykonané jedným požívateľom sa okamžite zobrazia aj ostatným používateľom v danej skupine.</text:span></text:p>
      <text:h text:style-name="P91" text:outline-level="2"><text:bookmark-start text:name="__RefHeading___Toc817_1365372613"/><text:span text:style-name="T116">Viditeľnosť</text:span> anotácií<text:bookmark-end text:name="__RefHeading___Toc817_1365372613"/></text:h>
      <text:p text:style-name="P82"><text:span text:style-name="T63">Používateľ si bude môcť určiť, ktoré </text:span><text:span text:style-name="T71">typy </text:span><text:span text:style-name="T63">anotáci</text:span><text:span text:style-name="T71">í</text:span><text:span text:style-name="T63"> sa mu budú </text:span><text:span text:style-name="T72">podfarbo</text:span><text:span text:style-name="T63">vať v texte </text:span><text:span text:style-name="T72">(napr. sa rozhodne, že anotácie typu “osoba” nebudú momentálne vyznačené</text:span><text:span text:style-name="T87">)</text:span><text:span text:style-name="T63">. Táto zmena je len lokálna a dočasná – </text:span><text:span text:style-name="T73">nezobrazuje sa ostatným používateľom v skupine.</text:span></text:p>
      <text:h text:style-name="P95" text:outline-level="2"><text:bookmark-start text:name="__RefHeading___Toc1056_272059829"/>Komentáre<text:bookmark-end text:name="__RefHeading___Toc1056_272059829"/></text:h>
      <text:p text:style-name="P83">Používatelia budú mať možnosť pridať do textu komentáre.</text:p>
      <text:h text:style-name="P95" text:outline-level="2"><text:bookmark-start text:name="__RefHeading___Toc1058_272059829"/><text:soft-page-break/>Editovanie/mazanie komentárov<text:bookmark-end text:name="__RefHeading___Toc1058_272059829"/></text:h>
      <text:p text:style-name="P74"><text:span text:style-name="T67">Komentáre </text:span><text:span text:style-name="T68">môžu byť priamo </text:span><text:span text:style-name="T74">upravené/</text:span><text:span text:style-name="T68">zmazané len ich autorom.</text:span></text:p>
      <text:h text:style-name="P91" text:outline-level="2"><text:bookmark-start text:name="__RefHeading___Toc819_1365372613"/><text:span text:style-name="T115">Zobrazovanie k</text:span>omentár<text:span text:style-name="T115">ov</text:span><text:bookmark-end text:name="__RefHeading___Toc819_1365372613"/></text:h>
      <text:p text:style-name="P17"><text:span text:style-name="T69">Po nadídení myšou/stlačením kláves nad okomentovaným texto</text:span><text:span text:style-name="T70">m</text:span><text:span text:style-name="T69"> sa komentár zobrazí používateľovi.</text:span><text:span text:style-name="T66"> </text:span><text:span text:style-name="T62">Okomentovaný text bude v dokumente nejakým spôsobom </text:span><text:span text:style-name="T65">vizuálne</text:span><text:span text:style-name="T64"> </text:span><text:span text:style-name="T62">rozlíšený.</text:span></text:p>
      <text:h text:style-name="Heading_20_2" text:outline-level="2"><text:bookmark-start text:name="__RefHeading___Toc821_1365372613"/>Hľadanie <text:span text:style-name="T78">v texte</text:span><text:bookmark-end text:name="__RefHeading___Toc821_1365372613"/></text:h>
      <text:p text:style-name="P71">Aplikácia bude umožňovať používateľom hľadať <text:span text:style-name="T90">slová v </text:span>text<text:span text:style-name="T90">e.</text:span></text:p>
      <text:h text:style-name="Heading_20_2" text:outline-level="2"><text:bookmark-start text:name="__RefHeading___Toc511_539331971"/>Export<text:bookmark-end text:name="__RefHeading___Toc511_539331971"/></text:h>
      <text:list xml:id="list4133674240112863135" text:style-name="L22">
        <text:list-item>
          <text:list>
            <text:list-header>
              <text:p text:style-name="P42">Používateľ bude môcť exportovať <text:span text:style-name="T96">dokument svojej aktívnej skupiny</text:span>. <text:span text:style-name="T79">Každý riadok vyexportovaného dokumentu bude mať nasledovný formát: </text:span></text:p>
              <text:list>
                <text:list-item>
                  <text:list>
                    <text:list-item>
                      <text:p text:style-name="P43">číslo riadku/<text:span text:style-name="T108">poradie</text:span> <text:s text:c="3"/>slovo <text:s text:c="4"/>X:Z,...<text:tab/> <text:s text:c="4"/>A-B:…<text:tab/>odkazy</text:p>
                    </text:list-item>
                  </text:list>
                </text:list-item>
              </text:list>
            </text:list-header>
          </text:list>
        </text:list-item>
      </text:list>
      <text:p text:style-name="P18">Kde <text:span text:style-name="T105">X</text:span> bude buď písmeno ‘B’ (begin – označuje začiatok anotácie<text:span text:style-name="T61">) </text:span>alebo ‘I’ (pokračovanie anotácie<text:span text:style-name="T61">) </text:span>prípadne nič, <text:span text:style-name="T106">Z</text:span> <text:span text:style-name="T101">bude zoznam tagov</text:span> <text:span text:style-name="T110">daného </text:span>typ<text:span text:style-name="T101">u</text:span> anotácie (napr. PER pre persons, <text:span text:style-name="T102">tagy si môže meniť používateľ s editačnými právami, viaceré tagy budú oddelené čiarkou).</text:span> <text:span text:style-name="T105">A:B</text:span> je interval &lt;A, B<text:span text:style-name="T61">), </text:span>ktorý určuje riadok slova alebo slov, na ktoré sa referencia vzťahuje, <text:span text:style-name="T107">viacero intervalov je oddelených čiarkou</text:span>. Pri <text:span text:style-name="T99">anotáciách, ktoré nie sú referencie a pri neanotovanom texte je A aj B prázdne. Viaceré intervaly budú oddelené čiarkou. Nasledovať bude zoznam odkazov, pre danú anotáciu (pri viacslovných anotáciách je to vždy v riadku prvého anotovaného slova).</text:span></text:p>
      <text:p text:style-name="P21">Interpunkcia je takisto na samostatnom riadku.</text:p>
      <text:list xml:id="list3311969232758" text:continue-numbering="true" text:style-name="L22">
        <text:list-item>
          <text:list>
            <text:list-header>
              <text:p text:style-name="P45">Nasledujú príklady riadkov exportovaného dokumentu:</text:p>
              <text:list>
                <text:list-item>
                  <text:list>
                    <text:list-item>
                      <text:p text:style-name="P46"><text:span text:style-name="T104">2 <text:tab/>Bratislava</text:span><text:tab/><text:span text:style-name="T98">B:CIT <text:s text:c="3"/>: <text:s text:c="4"/>en.wikipedia.org/wiki/Bratislava</text:span></text:p>
                    </text:list-item>
                  </text:list>
                </text:list-item>
              </text:list>
              <text:p text:style-name="P47">Viacslovný anotovaný text:</text:p>
              <text:list>
                <text:list-item>
                  <text:list>
                    <text:list-item text:start-value="1">
                      <text:p text:style-name="P48"><text:span text:style-name="T104">3</text:span><text:tab/>Barack<text:tab/>B:PER <text:s text:c="2"/>:<text:tab/>en.wikipedia.org/wiki/Barack_Obama</text:p>
                    </text:list-item>
                    <text:list-item>
                      <text:p text:style-name="P49"><text:span text:style-name="T104">5</text:span><text:tab/>Obama<text:tab/>I<text:tab/> <text:s text:c="3"/>:</text:p>
                      <text:p text:style-name="P60">Referenci<text:span text:style-name="T111">a</text:span>:</text:p>
                    </text:list-item>
                  </text:list>
                </text:list-item>
              </text:list>
            </text:list-header>
          </text:list>
        </text:list-item>
      </text:list>
      <text:list xml:id="list7131727742100650343" text:style-name="L23">
        <text:list-item>
          <text:list>
            <text:list-item>
              <text:list>
                <text:list-item>
                  <text:list>
                    <text:list-item>
                      <text:p text:style-name="P59"><text:span text:style-name="T104">7</text:span><text:tab/>He<text:tab/><text:span text:style-name="T98">B:PER</text:span> <text:s text:c="2"/>1-2</text:p>
                    </text:list-item>
                  </text:list>
                </text:list-item>
              </text:list>
            </text:list-item>
          </text:list>
        </text:list-item>
      </text:list>
      <text:p text:style-name="P19">Neanotované slovo:</text:p>
      <text:list xml:id="list7680867057841741132" text:style-name="L24">
        <text:list-item>
          <text:p text:style-name="P44"><text:span text:style-name="T104">11</text:span><text:tab/><text:span text:style-name="T104">foo</text:span><text:tab/>:<text:tab/>:</text:p>
        </text:list-item>
      </text:list>
      <text:p text:style-name="P20">Viackrát anotované <text:span text:style-name="T112">jedno </text:span>slovo:</text:p>
      <text:list xml:id="list7362384673217934876" text:style-name="L25">
        <text:list-item>
          <text:p text:style-name="P50">13<text:tab/>bar<text:tab/>B:NAME1,NAME2<text:tab/>:</text:p>
        </text:list-item>
      </text:list>
      <text:p text:style-name="P51"/>
      <text:list xml:id="list9079532370624173412" text:style-name="L26">
        <text:list-item>
          <text:list>
            <text:list-item>
              <text:list>
                <text:list-item>
                  <text:list>
                    <text:list-header>
                      <text:p text:style-name="P61"><text:soft-page-break/>A nakoniec <text:span text:style-name="T98">referencia odkazujúca na entitu, ktorá je na viacerých miestach:</text:span></text:p>
                    </text:list-header>
                    <text:list-item>
                      <text:p text:style-name="P62"><text:span text:style-name="T104">14</text:span><text:tab/><text:span text:style-name="T98">It</text:span><text:tab/><text:span text:style-name="T98">B:CIT</text:span> <text:s text:c="2"/>1<text:span text:style-name="T98">23-124:2-3</text:span></text:p>
                    </text:list-item>
                  </text:list>
                </text:list-item>
              </text:list>
            </text:list-item>
          </text:list>
        </text:list-item>
      </text:list>
      <text:h text:style-name="P101" text:outline-level="2"><text:bookmark-start text:name="__RefHeading___Toc823_1365372613"/><text:span text:style-name="T83">Aktivita </text:span>v dokumente<text:bookmark-end text:name="__RefHeading___Toc823_1365372613"/></text:h>
      <text:p text:style-name="P16"><text:span text:style-name="T100">Aktivita v skupine</text:span> (<text:span text:style-name="T97">anotovanie textu a rôzne iné zmeny) </text:span>sa všetkým používateľom <text:span text:style-name="T100">budú zobrazovať pomocou logu, kde budú všetky dôležité informácie ako čas zmeny, užívateľ, ktorý danú zmenu vykonal, samotná zmena – komentár, zmazanie, anotácia, ...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22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>
        <style:tab-stops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font-size="18pt" fo:font-weight="bold"/>
    </style:style>
    <style:style style:name="Contents_20_2" style:display-name="Contents 2" style:family="paragraph" style:parent-style-name="Index" style:class="index" style:master-page-name="">
      <style:paragraph-properties fo:margin-left="0.1965in" fo:margin-right="0in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  <style:text-properties fo:font-size="16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_33_rdpage" style:display-name="3rdpage" style:family="paragraph" style:parent-style-name="Text_20_body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65in" fo:text-indent="-0.4in" fo:margin-left="0.65in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85in" fo:text-indent="-0.6in" fo:margin-left="0.85in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95in" fo:text-indent="-0.7in" fo:margin-left="0.95in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05in" fo:text-indent="-0.8in" fo:margin-left="1.05in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15in" fo:text-indent="-0.9in" fo:margin-left="1.15in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35in" fo:text-indent="-1.1in" fo:margin-left="1.35in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45in" fo:text-indent="-1.2in" fo:margin-left="1.45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2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a52e4f" officeooo:paragraph-rsid="00a52e4f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Footnote" style:page-layout-name="Mpm3"/>
    <style:master-page style:name="Endnote" style:page-layout-name="Mpm3"/>
    <style:master-page style:name="HTML" style:page-layout-name="Mpm4"/>
    <style:master-page style:name="_33_rdpage" style:display-name="3rdpage" style:page-layout-name="Mpm1">
      <style:footer>
        <text:p text:style-name="MP2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11:03:40.398105844</meta:creation-date>
    <meta:generator>LibreOffice/5.1.5.2$Linux_x86 LibreOffice_project/10m0$Build-2</meta:generator>
    <dc:date>2016-10-18T00:33:04.322264987</dc:date>
    <meta:editing-duration>PT14H57M45S</meta:editing-duration>
    <meta:editing-cycles>276</meta:editing-cycles>
    <meta:document-statistic meta:table-count="0" meta:image-count="0" meta:object-count="0" meta:page-count="9" meta:paragraph-count="158" meta:word-count="1452" meta:character-count="9897" meta:non-whitespace-character-count="8538"/>
  </office:meta>
</office:document-meta>
</file>